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office:body>
    <office:text><text:p text:style-name="rststyle-title">LibreOffice+JODConverterを使って、reSTからPDFを作ってみる。</text:p><text:p text:style-name="rststyle-textbody"><office:annotation><dc:creator/><text:p>コメント行、反映されるかな？</text:p></office:annotation></text:p>コメント行、反映されるかな？<text:p text:style-name="rststyle-textbody">LibreOffie経由でPDF作れるそうなので作ってみました。</text:p><text:p text:style-name="rststyle-textbody">ほとんど先人の知恵を少しばかり拝借した代物なんですが。</text:p><text:p text:style-name="rststyle-textbody">なお、Windowsで作業を行いました。</text:p><text:section text:name="Section1" text:style-name="Sect1"><text:h text:outline-level="1" text:style-name="rststyle-heading1">必要なもの</text:h><text:p text:style-name="rststyle-textbody">とりあえず適当にダウンロードしておいてください。</text:p><text:list text:style-name="rststyle-blockquote-bulletlist"><text:list-item><text:p text:style-name="rststyle-blockquote-bulletitem">java</text:p></text:list-item><text:list-item><text:p text:style-name="rststyle-blockquote-bulletitem">LibreOffice</text:p></text:list-item><text:list-item><text:p text:style-name="rststyle-blockquote-bulletitem">jodconverter</text:p></text:list-item><text:list-item><text:p text:style-name="rststyle-blockquote-bulletitem">python</text:p></text:list-item><text:list-item><text:p text:style-name="rststyle-blockquote-bulletitem">docutils</text:p></text:list-item></text:list><text:p text:style-name="rststyle-textbody"><office:annotation><dc:creator/><text:p>うちの環境は最新じゃない</text:p></office:annotation></text:p>うちの環境は最新じゃない</text:section><text:section text:name="Section2" text:style-name="Sect1"><text:h text:outline-level="1" text:style-name="rststyle-heading1">インストール</text:h><text:p text:style-name="rststyle-textbody"><office:annotation><dc:creator/><text:p>ものすごく簡単に説明しているけれども、はまりどころ沢山ありそう。</text:p></office:annotation></text:p>ものすごく簡単に説明しているけれども、はまりどころ沢山ありそう。<text:section text:name="Section3" text:style-name="Sect2"><text:h text:outline-level="2" text:style-name="rststyle-heading2">java</text:h><text:p text:style-name="rststyle-textbody">インストーラーを実行して、インストールを行います。</text:p><text:p text:style-name="rststyle-textbody">環境変数を設定します。インストールされたjavaに合わせてください。
(まあ、お決まりですけど)</text:p></text:section><text:section text:name="Section4" text:style-name="Sect2"><text:h text:outline-level="2" text:style-name="rststyle-heading2">Python</text:h><text:p text:style-name="rststyle-textbody">自身の環境ではPython 2.6.6が既にインストールされていましたので、
それを使っています。多分2.7でもいいと思いますけれども。</text:p><text:p text:style-name="rststyle-textbody">必要ならインストーラーを実行して、インストールを行います。</text:p><text:p text:style-name="rststyle-blockquote">自身の環境では、インストールパスは C:\Python26 でした。</text:p><text:p text:style-name="rststyle-textbody">この時点ですでに、パスに"C:\Python26;C:\Python26\Scripts"が
追加されているはずですね?</text:p><text:p text:style-name="rststyle-textbody"><office:annotation><dc:creator/><text:p>Python 2.7 ではなく、2.6でやってておｋなのかな</text:p></office:annotation></text:p>Python 2.7 ではなく、2.6でやってておｋなのかな</text:section><text:section text:name="Section5" text:style-name="Sect2"><text:h text:outline-level="2" text:style-name="rststyle-heading2">Docutils</text:h><text:p text:style-name="rststyle-textbody">PyPi( http://pypi.python.org/pypi ,読み:ぱいぴーあい)から</text:p><text:p text:style-name="rststyle-blockquote">Docutils</text:p><text:p text:style-name="rststyle-textbody">をダウンロードし、セットアップします。</text:p><text:p text:style-name="rststyle-textbody"><office:annotation><dc:creator/><text:p>docutils の現在のバージョンは 0.8.1</text:p></office:annotation></text:p>docutils の現在のバージョンは 0.8.1</text:section><text:section text:name="Section6" text:style-name="Sect2"><text:h text:outline-level="2" text:style-name="rststyle-heading2">LibreOffice</text:h><text:p text:style-name="rststyle-textbody">これもインストーラーの指示に従ってインストールします。</text:p><text:p text:style-name="rststyle-textbody">インストール先のディレクトリを確認しておいてください。</text:p><text:p text:style-name="rststyle-blockquote">"C:Program FilesLibreOffice 3"</text:p></text:section></text:section><text:section text:name="Section7" text:style-name="Sect1"><text:h text:outline-level="1" text:style-name="rststyle-heading1">インストール後の準備</text:h><text:p text:style-name="rststyle-textbody">上記が滞りなくダウンロード、セットアップされていることを
確認出来たら、以下を行います。</text:p><text:list text:style-name="rststyle-blockquote-bulletlist"><text:list-item><text:p text:style-name="rststyle-blockquote-bulletitem">styles.odt のコピー</text:p></text:list-item><text:list-item><text:p text:style-name="rststyle-blockquote-bulletitem">バッチファイルの作成(rst2odt.bat)</text:p></text:list-item><text:list-item><text:p text:style-name="rststyle-blockquote-bulletitem">styles.odt の編集</text:p></text:list-item></text:list><text:p text:style-name="rststyle-textbody">本来はもっと厳密無出力用の設定を行わないといけないんでしょう
けれども、ページ設定をA4にしたものを簡単に用意しておきます。</text:p><text:section text:name="Section8" text:style-name="Sect2"><text:h text:outline-level="2" text:style-name="rststyle-heading2">styles.odt のコピー</text:h><text:p text:style-name="rststyle-textbody">まずはstyles.odtをコピーしてきましょう。自分の環境では、以下
にありました。バージョン等によって変わりますので環境に合わせてください。</text:p><text:p text:style-name="rststyle-blockquote">C:\Python26\Lib\site-packages\docutils-0.6-py2.6.egg\docutils\writersodf_odt\styles.odt</text:p><text:p text:style-name="rststyle-textbody"><office:annotation><dc:creator/><text:p>docutils-0.6 と docutils-0.8.1 の styles.odt は"totally different"でした。
あとで編集します。</text:p></office:annotation></text:p>docutils-0.6 と docutils-0.8.1 の styles.odt は"totally different"でした。
あとで編集します。</text:section><text:section text:name="Section9" text:style-name="Sect2"><text:h text:outline-level="2" text:style-name="rststyle-heading2">バッチファイルの作成(rst2odt.bat)</text:h><text:p text:style-name="rststyle-textbody">バッチファイルを3つ作成します。いちいちタイプするのが面倒なので。</text:p><text:p text:style-name="rststyle-textbody">なお、記述の際にはファイルパス、ファイル名とも自分の環境に合わせて
適宜変更していただければいいと思います。</text:p><text:section text:name="Section10" text:style-name="Sect3"><text:h text:outline-level="3" text:style-name="rststyle-heading3">start.bat</text:h><text:p text:style-name="rststyle-textbody">LibreOfficeを「待ち受け」状態にしておきます。これにJODconverterからファイル変換の命令を出すわけです。</text:p><text:p text:style-name="rststyle-blockquote">set sofficeexe="C:Program FilesLibreOffice 3programsoffice.exe"
%sofficeexe% -headless -accept="socket,port=8100;urp;" -nofirststartwizard</text:p></text:section><text:section text:name="Section11" text:style-name="Sect3"><text:h text:outline-level="3" text:style-name="rststyle-heading3">rst2odt.bat</text:h><text:p text:style-name="rststyle-textbody">スタイルシートオプションに"styles.odt"を指定したものを作成しておきます。</text:p><text:p text:style-name="rststyle-blockquote">c:python26python.exe C:Python26Scriptsrst2odt.py --stylesheet=styles.odt sample.rst sample.odt</text:p></text:section><text:section text:name="Section12" text:style-name="Sect3"><text:h text:outline-level="3" text:style-name="rststyle-heading3">odt2pdf.bat</text:h><text:p text:style-name="rststyle-textbody">JODconverterを実行するためのバッチファイルです。 start.batを実行してから、これを実行します。</text:p><text:p text:style-name="rststyle-blockquote">java -jar C:usrw32binjodconverter-2.2.2libjodconverter-cli-2.2.2.jar sample.odt sample.pdf</text:p></text:section></text:section><text:section text:name="Section13" text:style-name="Sect2"><text:h text:outline-level="2" text:style-name="rststyle-heading2">styles.odt の編集</text:h><text:p text:style-name="rststyle-textbody">コピーした styles.odt のページ設定とフォント設定を変更します。</text:p><text:list text:style-name="rststyle-blockquote-enumlist"><text:list-item><text:p text:style-name="rststyle-blockquote-enumitem">メニューから 書式 &gt; ページ を選択します。</text:p></text:list-item><text:list-item><text:p text:style-name="rststyle-blockquote-enumitem">[ページ]タブをクリックし、用紙の書式を"A4"に、余白を調整します。</text:p></text:list-item><text:list-item><text:p text:style-name="rststyle-blockquote-enumitem">[OK]ボタンを押します。</text:p></text:list-item><text:list-item><text:p text:style-name="rststyle-blockquote-enumitem">メニューから ツール &gt; オプション を選びます。</text:p></text:list-item><text:list-item><text:p text:style-name="rststyle-blockquote-enumitem">ツリーから、 LibreOffice Writer &gt; 既定のフォント(西欧諸言語)
を 選択します。</text:p></text:list-item><text:list-item><text:p text:style-name="rststyle-blockquote-enumitem">現在のドキュメントのみ にチェックを入れます。</text:p></text:list-item><text:list-item><text:p text:style-name="rststyle-blockquote-enumitem">画面右下の[標準]ボタンを押します。これでOSで使えるフォントが
設定されます。</text:p></text:list-item><text:list-item><text:p text:style-name="rststyle-blockquote-enumitem">既定のフォント(アジア諸言語) も同様に設定します。自分はここ
で使用フォントを メイリオ に設定しました。</text:p></text:list-item><text:list-item><text:p text:style-name="rststyle-blockquote-enumitem">ファイルを保存します。</text:p></text:list-item></text:list><text:p text:style-name="rststyle-textbody">これが、書式を規定するファイルです。他にも見出し、など書式の設定
をしなくてはならないのですが、ここでは飛ばします。</text:p><text:p text:style-name="rststyle-textbody">それらを終えたら以下を行っていきます。</text:p><text:list text:style-name="rststyle-blockquote-bulletlist"><text:list-item><text:p text:style-name="rststyle-blockquote-bulletitem">.rstファイルの用意(sample.rst)</text:p></text:list-item><text:list-item><text:p text:style-name="rststyle-blockquote-bulletitem">rst2odt.bat の実行</text:p></text:list-item><text:list-item><text:p text:style-name="rststyle-blockquote-bulletitem">start.bat の実行</text:p></text:list-item><text:list-item><text:p text:style-name="rststyle-blockquote-bulletitem">odt2pdf.bat  の実行</text:p></text:list-item></text:list></text:section></text:section><text:section text:name="Section14" text:style-name="Sect1"><text:h text:outline-level="1" text:style-name="rststyle-heading1">注意点</text:h><text:p text:style-name="rststyle-textbody">start.bat で LibreOfficeを待ち受け状態にしていますが、変換が
終わったら、タスクマネージャから"soffice.exe"を終了させる必要が
あります。</text:p><text:p text:style-name="rststyle-admon-note-hdr">Note!</text:p><text:p text:style-name="rststyle-admon-note-body">Windowsのコマンドプロンプトの命令、"tasklist"と"taskkill"を
組み合わせるとよろしいかもです。</text:p></text:section><text:section text:name="Section15" text:style-name="Sect1"><text:h text:outline-level="1" text:style-name="rststyle-heading1">自分の環境は…</text:h><text:p text:style-name="rststyle-textbody">今回使用した環境ではJODConverterを追加で配置したので、
すべて最新バージョンというわけではありません。JODConverter自体も
最新の3.0-betaではないですしね。</text:p><text:list text:style-name="rststyle-blockquote-bulletlist"><text:list-item><text:p text:style-name="rststyle-blockquote-bulletitem">Python 2.6.6</text:p></text:list-item><text:list-item><text:p text:style-name="rststyle-blockquote-bulletitem">docutils 0.6</text:p></text:list-item><text:list-item><text:p text:style-name="rststyle-blockquote-bulletitem">LibreOffice 3.3.1</text:p></text:list-item><text:list-item><text:p text:style-name="rststyle-blockquote-bulletitem">JODConverter 2.2.2</text:p></text:list-item></text:list></text:section></office:text>
  </office:body>
</office:document-content>
</file>

<file path=styles.xml><?xml version="1.0" encoding="utf-8"?>
<ns0:document-styles xmlns:ns0="urn:oasis:names:tc:opendocument:xmlns:office:1.0" xmlns:ns1="http://www.w3.org/2003/g/data-view#" ns1:transformation="http://docs.oasis-open.org/office/1.2/xslt/odf2rdf.xsl" ns0:version="1.2">
  <ns0:font-face-decls>
    <ns2:font-face xmlns:ns2="urn:oasis:names:tc:opendocument:xmlns:style:1.0" xmlns:ns3="urn:oasis:names:tc:opendocument:xmlns:svg-compatible:1.0" ns2:font-charset="x-symbol" ns2:name="StarSymbol" ns3:font-family="StarSymbol"/>
    <ns2:font-face xmlns:ns2="urn:oasis:names:tc:opendocument:xmlns:style:1.0" xmlns:ns3="urn:oasis:names:tc:opendocument:xmlns:svg-compatible:1.0" ns2:name="Arial" ns3:font-family="Arial"/>
    <ns2:font-face xmlns:ns2="urn:oasis:names:tc:opendocument:xmlns:style:1.0" xmlns:ns3="urn:oasis:names:tc:opendocument:xmlns:svg-compatible:1.0" ns2:name="Times New Roman" ns3:font-family="'Times New Roman'"/>
    <ns2:font-face xmlns:ns2="urn:oasis:names:tc:opendocument:xmlns:style:1.0" xmlns:ns3="urn:oasis:names:tc:opendocument:xmlns:svg-compatible:1.0" ns2:name="メイリオ" ns3:font-family="メイリオ"/>
    <ns2:font-face xmlns:ns2="urn:oasis:names:tc:opendocument:xmlns:style:1.0" xmlns:ns3="urn:oasis:names:tc:opendocument:xmlns:svg-compatible:1.0" ns2:font-family-generic="modern" ns2:font-pitch="fixed" ns2:name="Nimbus Mono L" ns3:font-family="'Nimbus Mono L'"/>
    <ns2:font-face xmlns:ns2="urn:oasis:names:tc:opendocument:xmlns:style:1.0" xmlns:ns3="urn:oasis:names:tc:opendocument:xmlns:svg-compatible:1.0" ns2:font-pitch="variable" ns2:name="DejaVu Sans" ns3:font-family="'DejaVu Sans'"/>
  </ns0:font-face-decls>
  <ns0:styles>
    <ns2:default-style xmlns:ns2="urn:oasis:names:tc:opendocument:xmlns:style:1.0" ns2:family="graphic">
      <ns2:graphic-properties xmlns:ns3="urn:oasis:names:tc:opendocument:xmlns:drawing:1.0" ns3:end-line-spacing-horizontal="0.283cm" ns3:end-line-spacing-vertical="0.283cm" ns3:shadow-offset-x="0.3cm" ns3:shadow-offset-y="0.3cm" ns3:start-line-spacing-horizontal="0.283cm" ns3:start-line-spacing-vertical="0.283cm" ns2:flow-with-text="false"/>
      <ns2:paragraph-properties ns2:font-independent-line-spacing="false" ns2:line-break="strict" ns2:text-autospace="ideograph-alpha" ns2:writing-mode="lr-tb">
        <ns2:tab-stops/>
      </ns2:paragraph-properties>
      <ns2:text-properties xmlns:ns3="urn:oasis:names:tc:opendocument:xmlns:xsl-fo-compatible:1.0" ns2:country-asian="US" ns2:country-complex="US" ns2:font-size-asian="10.5pt" ns2:font-size-complex="12pt" ns2:language-asian="en" ns2:language-complex="en" ns2:use-window-font-color="true" ns3:country="US" ns3:font-size="12pt" ns3:language="en"/>
    </ns2:default-style>
    <ns2:default-style xmlns:ns2="urn:oasis:names:tc:opendocument:xmlns:style:1.0" ns2:family="paragraph">
      <ns2:paragraph-properties xmlns:ns3="urn:oasis:names:tc:opendocument:xmlns:xsl-fo-compatible:1.0" ns2:line-break="strict" ns2:punctuation-wrap="hanging" ns2:tab-stop-distance="1.251cm" ns2:text-autospace="ideograph-alpha" ns2:writing-mode="lr-tb" ns3:hyphenation-ladder-count="no-limit"/>
      <ns2:text-properties xmlns:ns3="urn:oasis:names:tc:opendocument:xmlns:xsl-fo-compatible:1.0" ns2:country-asian="US" ns2:country-complex="US" ns2:font-name="Times New Roman" ns2:font-name-asian="メイリオ" ns2:font-name-complex="DejaVu Sans" ns2:font-size-asian="10.5pt" ns2:font-size-complex="12pt" ns2:language-asian="en" ns2:language-complex="en" ns2:use-window-font-color="true" ns3:country="US" ns3:font-size="12pt" ns3:hyphenate="false" ns3:hyphenation-push-char-count="2" ns3:hyphenation-remain-char-count="2" ns3:language="en"/>
    </ns2:default-style>
    <ns2:default-style xmlns:ns2="urn:oasis:names:tc:opendocument:xmlns:style:1.0" ns2:family="table">
      <ns2:table-properties xmlns:ns3="urn:oasis:names:tc:opendocument:xmlns:table:1.0" ns3:border-model="collapsing"/>
    </ns2:default-style>
    <ns2:default-style xmlns:ns2="urn:oasis:names:tc:opendocument:xmlns:style:1.0" ns2:family="table-row">
      <ns2:table-row-properties xmlns:ns3="urn:oasis:names:tc:opendocument:xmlns:xsl-fo-compatible:1.0" ns3:keep-together="auto"/>
    </ns2:default-style>
    <ns2:style xmlns:ns2="urn:oasis:names:tc:opendocument:xmlns:style:1.0" ns2:class="text" ns2:family="paragraph" ns2:name="Standard"/>
    <ns2:style xmlns:ns2="urn:oasis:names:tc:opendocument:xmlns:style:1.0" ns2:class="text" ns2:display-name="Text body" ns2:family="paragraph" ns2:name="Text_20_body" ns2:parent-style-name="Standard">
      <ns2:paragraph-properties xmlns:ns3="urn:oasis:names:tc:opendocument:xmlns:xsl-fo-compatible:1.0" ns3:margin-bottom="0.212cm" ns3:margin-top="0cm"/>
    </ns2:style>
    <ns2:style xmlns:ns2="urn:oasis:names:tc:opendocument:xmlns:style:1.0" ns2:class="text" ns2:display-name="Text body indent" ns2:family="paragraph" ns2:name="Text_20_body_20_indent" ns2:parent-style-name="Text_20_body">
      <ns2:paragraph-properties xmlns:ns3="urn:oasis:names:tc:opendocument:xmlns:xsl-fo-compatible:1.0" ns2:auto-text-indent="false" ns3:margin-left="0.499cm" ns3:margin-right="0cm" ns3:text-indent="0cm"/>
    </ns2:style>
    <ns2:style xmlns:ns2="urn:oasis:names:tc:opendocument:xmlns:style:1.0" ns2:class="text" ns2:family="paragraph" ns2:name="Heading" ns2:next-style-name="Text_20_body" ns2:parent-style-name="Standard">
      <ns2:paragraph-properties xmlns:ns3="urn:oasis:names:tc:opendocument:xmlns:xsl-fo-compatible:1.0" ns3:keep-with-next="always" ns3:margin-bottom="0.212cm" ns3:margin-top="0.423cm"/>
      <ns2:text-properties xmlns:ns3="urn:oasis:names:tc:opendocument:xmlns:xsl-fo-compatible:1.0" ns2:font-name="Arial" ns2:font-name-asian="メイリオ" ns2:font-name-complex="DejaVu Sans" ns2:font-size-asian="14pt" ns2:font-size-complex="14pt" ns3:font-size="14pt"/>
    </ns2:style>
    <ns2:style xmlns:ns2="urn:oasis:names:tc:opendocument:xmlns:style:1.0" ns2:class="text" ns2:default-outline-level="1" ns2:display-name="Heading 1" ns2:family="paragraph" ns2:name="Heading_20_1" ns2:next-style-name="Text_20_body" ns2:parent-style-name="Heading">
      <ns2:text-properties xmlns:ns3="urn:oasis:names:tc:opendocument:xmlns:xsl-fo-compatible:1.0" ns2:font-size-asian="115%" ns2:font-size-complex="115%" ns2:font-weight-asian="bold" ns2:font-weight-complex="bold" ns3:font-size="115%" ns3:font-weight="bold"/>
    </ns2:style>
    <ns2:style xmlns:ns2="urn:oasis:names:tc:opendocument:xmlns:style:1.0" ns2:class="text" ns2:default-outline-level="2" ns2:display-name="Heading 2" ns2:family="paragraph" ns2:name="Heading_20_2" ns2:next-style-name="Text_20_body" ns2:parent-style-name="Heading">
      <ns2:text-properties xmlns:ns3="urn:oasis:names:tc:opendocument:xmlns:xsl-fo-compatible:1.0" ns2:font-size-asian="14pt" ns2:font-size-complex="14pt" ns2:font-style-asian="italic" ns2:font-style-complex="italic" ns2:font-weight-asian="bold" ns2:font-weight-complex="bold" ns3:font-size="14pt" ns3:font-style="italic" ns3:font-weight="bold"/>
    </ns2:style>
    <ns2:style xmlns:ns2="urn:oasis:names:tc:opendocument:xmlns:style:1.0" ns2:class="text" ns2:default-outline-level="3" ns2:display-name="Heading 3" ns2:family="paragraph" ns2:name="Heading_20_3" ns2:next-style-name="Text_20_body" ns2:parent-style-name="Heading">
      <ns2:text-properties xmlns:ns3="urn:oasis:names:tc:opendocument:xmlns:xsl-fo-compatible:1.0" ns2:font-size-asian="14pt" ns2:font-size-complex="14pt" ns2:font-weight-asian="bold" ns2:font-weight-complex="bold" ns3:font-size="14pt" ns3:font-weight="bold"/>
    </ns2:style>
    <ns2:style xmlns:ns2="urn:oasis:names:tc:opendocument:xmlns:style:1.0" ns2:class="text" ns2:default-outline-level="4" ns2:display-name="Heading 4" ns2:family="paragraph" ns2:name="Heading_20_4" ns2:next-style-name="Text_20_body" ns2:parent-style-name="Heading">
      <ns2:text-properties xmlns:ns3="urn:oasis:names:tc:opendocument:xmlns:xsl-fo-compatible:1.0" ns2:font-size-asian="85%" ns2:font-size-complex="85%" ns2:font-style-asian="italic" ns2:font-style-complex="italic" ns2:font-weight-asian="bold" ns2:font-weight-complex="bold" ns3:font-size="85%" ns3:font-style="italic" ns3:font-weight="bold"/>
    </ns2:style>
    <ns2:style xmlns:ns2="urn:oasis:names:tc:opendocument:xmlns:style:1.0" ns2:class="text" ns2:default-outline-level="5" ns2:display-name="Heading 5" ns2:family="paragraph" ns2:name="Heading_20_5" ns2:next-style-name="Text_20_body" ns2:parent-style-name="Heading">
      <ns2:text-properties xmlns:ns3="urn:oasis:names:tc:opendocument:xmlns:xsl-fo-compatible:1.0" ns2:font-size-asian="85%" ns2:font-size-complex="85%" ns2:font-weight-asian="bold" ns2:font-weight-complex="bold" ns3:font-size="85%" ns3:font-weight="bold"/>
    </ns2:style>
    <ns2:style xmlns:ns2="urn:oasis:names:tc:opendocument:xmlns:style:1.0" ns2:class="text" ns2:default-outline-level="6" ns2:display-name="Heading 6" ns2:family="paragraph" ns2:name="Heading_20_6" ns2:next-style-name="Text_20_body" ns2:parent-style-name="Heading">
      <ns2:text-properties xmlns:ns3="urn:oasis:names:tc:opendocument:xmlns:xsl-fo-compatible:1.0" ns2:font-size-asian="75%" ns2:font-size-complex="75%" ns2:font-weight-asian="bold" ns2:font-weight-complex="bold" ns3:font-size="75%" ns3:font-weight="bold"/>
    </ns2:style>
    <ns2:style xmlns:ns2="urn:oasis:names:tc:opendocument:xmlns:style:1.0" ns2:class="list" ns2:family="paragraph" ns2:name="List" ns2:parent-style-name="Text_20_body"/>
    <ns2:style xmlns:ns2="urn:oasis:names:tc:opendocument:xmlns:style:1.0" ns2:class="extra" ns2:family="paragraph" ns2:name="Header" ns2:parent-style-name="Standard">
      <ns2:paragraph-properties xmlns:ns3="urn:oasis:names:tc:opendocument:xmlns:text:1.0" ns3:line-number="0" ns3:number-lines="false">
        <ns2:tab-stops>
          <ns2:tab-stop ns2:position="8.795cm" ns2:type="center"/>
          <ns2:tab-stop ns2:position="17.59cm" ns2:type="right"/>
        </ns2:tab-stops>
      </ns2:paragraph-properties>
    </ns2:style>
    <ns2:style xmlns:ns2="urn:oasis:names:tc:opendocument:xmlns:style:1.0" ns2:class="extra" ns2:family="paragraph" ns2:name="Footer" ns2:parent-style-name="Standard">
      <ns2:paragraph-properties xmlns:ns3="urn:oasis:names:tc:opendocument:xmlns:text:1.0" ns3:line-number="0" ns3:number-lines="false">
        <ns2:tab-stops>
          <ns2:tab-stop ns2:position="-14914.083cm" ns2:type="center"/>
          <ns2:tab-stop ns2:position="29824.16cm" ns2:type="right"/>
        </ns2:tab-stops>
      </ns2:paragraph-properties>
    </ns2:style>
    <ns2:style xmlns:ns2="urn:oasis:names:tc:opendocument:xmlns:style:1.0" ns2:class="extra" ns2:display-name="Table Contents" ns2:family="paragraph" ns2:name="Table_20_Contents" ns2:parent-style-name="Standard">
      <ns2:paragraph-properties xmlns:ns3="urn:oasis:names:tc:opendocument:xmlns:text:1.0" ns3:line-number="0" ns3:number-lines="false"/>
    </ns2:style>
    <ns2:style xmlns:ns2="urn:oasis:names:tc:opendocument:xmlns:style:1.0" ns2:class="extra" ns2:display-name="Table Heading" ns2:family="paragraph" ns2:name="Table_20_Heading" ns2:parent-style-name="Table_20_Contents">
      <ns2:paragraph-properties xmlns:ns3="urn:oasis:names:tc:opendocument:xmlns:text:1.0" xmlns:ns4="urn:oasis:names:tc:opendocument:xmlns:xsl-fo-compatible:1.0" ns2:justify-single-word="false" ns3:line-number="0" ns3:number-lines="false" ns4:text-align="center"/>
      <ns2:text-properties xmlns:ns3="urn:oasis:names:tc:opendocument:xmlns:xsl-fo-compatible:1.0" ns2:font-style-asian="italic" ns2:font-style-complex="italic" ns2:font-weight-asian="bold" ns2:font-weight-complex="bold" ns3:font-style="italic" ns3:font-weight="bold"/>
    </ns2:style>
    <ns2:style xmlns:ns2="urn:oasis:names:tc:opendocument:xmlns:style:1.0" ns2:class="extra" ns2:family="paragraph" ns2:name="Caption" ns2:parent-style-name="Standard">
      <ns2:paragraph-properties xmlns:ns3="urn:oasis:names:tc:opendocument:xmlns:text:1.0" xmlns:ns4="urn:oasis:names:tc:opendocument:xmlns:xsl-fo-compatible:1.0" ns3:line-number="0" ns3:number-lines="false" ns4:margin-bottom="0.212cm" ns4:margin-top="0.212cm"/>
      <ns2:text-properties xmlns:ns3="urn:oasis:names:tc:opendocument:xmlns:xsl-fo-compatible:1.0" ns2:font-size-asian="12pt" ns2:font-size-complex="12pt" ns2:font-style-asian="italic" ns2:font-style-complex="italic" ns3:font-size="12pt" ns3:font-style="italic"/>
    </ns2:style>
    <ns2:style xmlns:ns2="urn:oasis:names:tc:opendocument:xmlns:style:1.0" ns2:class="extra" ns2:family="paragraph" ns2:name="Footnote" ns2:parent-style-name="Standard">
      <ns2:paragraph-properties xmlns:ns3="urn:oasis:names:tc:opendocument:xmlns:text:1.0" xmlns:ns4="urn:oasis:names:tc:opendocument:xmlns:xsl-fo-compatible:1.0" ns2:auto-text-indent="false" ns3:line-number="0" ns3:number-lines="false" ns4:margin-left="0.499cm" ns4:margin-right="0cm" ns4:text-indent="-0.499cm"/>
      <ns2:text-properties xmlns:ns3="urn:oasis:names:tc:opendocument:xmlns:xsl-fo-compatible:1.0" ns2:font-size-asian="10pt" ns2:font-size-complex="10pt" ns3:font-size="10pt"/>
    </ns2:style>
    <ns2:style xmlns:ns2="urn:oasis:names:tc:opendocument:xmlns:style:1.0" ns2:class="index" ns2:family="paragraph" ns2:name="Index" ns2:parent-style-name="Standard">
      <ns2:paragraph-properties xmlns:ns3="urn:oasis:names:tc:opendocument:xmlns:text:1.0" ns3:line-number="0" ns3:number-lines="false"/>
    </ns2:style>
    <ns2:style xmlns:ns2="urn:oasis:names:tc:opendocument:xmlns:style:1.0" ns2:class="html" ns2:display-name="Preformatted Text" ns2:family="paragraph" ns2:name="Preformatted_20_Text" ns2:parent-style-name="Standard">
      <ns2:paragraph-properties xmlns:ns3="urn:oasis:names:tc:opendocument:xmlns:xsl-fo-compatible:1.0" ns3:margin-bottom="0cm" ns3:margin-top="0cm"/>
      <ns2:text-properties xmlns:ns3="urn:oasis:names:tc:opendocument:xmlns:xsl-fo-compatible:1.0" ns2:font-name="Nimbus Mono L" ns2:font-name-asian="Nimbus Mono L" ns2:font-name-complex="Nimbus Mono L" ns2:font-size-asian="10pt" ns2:font-size-complex="10pt" ns3:font-size="10pt"/>
    </ns2:style>
    <ns2:style xmlns:ns2="urn:oasis:names:tc:opendocument:xmlns:style:1.0" ns2:class="html" ns2:display-name="Horizontal Line" ns2:family="paragraph" ns2:name="Horizontal_20_Line" ns2:next-style-name="Text_20_body" ns2:parent-style-name="Standard">
      <ns2:paragraph-properties xmlns:ns3="urn:oasis:names:tc:opendocument:xmlns:text:1.0" xmlns:ns4="urn:oasis:names:tc:opendocument:xmlns:xsl-fo-compatible:1.0" ns2:border-line-width-bottom="0.002cm 0.035cm 0.002cm" ns2:join-border="false" ns3:line-number="0" ns3:number-lines="false" ns4:border-bottom="0.039cm double #808080" ns4:border-left="none" ns4:border-right="none" ns4:border-top="none" ns4:margin-bottom="0.499cm" ns4:margin-top="0cm" ns4:padding="0cm"/>
      <ns2:text-properties xmlns:ns3="urn:oasis:names:tc:opendocument:xmlns:xsl-fo-compatible:1.0" ns2:font-size-asian="6pt" ns2:font-size-complex="6pt" ns3:font-size="6pt"/>
    </ns2:style>
    <ns2:style xmlns:ns2="urn:oasis:names:tc:opendocument:xmlns:style:1.0" ns2:family="paragraph" ns2:list-style-name="rststyle-enumlist" ns2:name="rststyle-enumitem" ns2:parent-style-name="Standard">
      <ns2:paragraph-properties xmlns:ns3="urn:oasis:names:tc:opendocument:xmlns:xsl-fo-compatible:1.0" ns3:background-color="transparent">
        <ns2:background-image/>
      </ns2:paragraph-properties>
    </ns2:style>
    <ns2:style xmlns:ns2="urn:oasis:names:tc:opendocument:xmlns:style:1.0" ns2:family="paragraph" ns2:list-style-name="rststyle-bulletlist" ns2:name="rststyle-bulletitem" ns2:parent-style-name="Standard">
      <ns2:paragraph-properties xmlns:ns3="urn:oasis:names:tc:opendocument:xmlns:xsl-fo-compatible:1.0" ns3:background-color="transparent">
        <ns2:background-image/>
      </ns2:paragraph-properties>
    </ns2:style>
    <ns2:style xmlns:ns2="urn:oasis:names:tc:opendocument:xmlns:style:1.0" ns2:family="paragraph" ns2:name="rststyle-blockindent">
      <ns2:paragraph-properties xmlns:ns3="urn:oasis:names:tc:opendocument:xmlns:xsl-fo-compatible:1.0" ns2:auto-text-indent="false" ns3:margin-left="1cm" ns3:margin-right="0cm" ns3:text-indent="0cm"/>
    </ns2:style>
    <ns2:style xmlns:ns2="urn:oasis:names:tc:opendocument:xmlns:style:1.0" ns2:default-outline-level="" ns2:family="paragraph" ns2:list-style-name="" ns2:name="rststyle-heading1" ns2:next-style-name="Text_20_body" ns2:parent-style-name="Heading_20_1">
      <ns2:paragraph-properties xmlns:ns3="urn:oasis:names:tc:opendocument:xmlns:xsl-fo-compatible:1.0" ns3:background-color="transparent">
        <ns2:background-image/>
      </ns2:paragraph-properties>
    </ns2:style>
    <ns2:style xmlns:ns2="urn:oasis:names:tc:opendocument:xmlns:style:1.0" ns2:default-outline-level="" ns2:family="paragraph" ns2:list-style-name="" ns2:name="rststyle-heading2" ns2:next-style-name="Text_20_body" ns2:parent-style-name="Heading_20_2"/>
    <ns2:style xmlns:ns2="urn:oasis:names:tc:opendocument:xmlns:style:1.0" ns2:default-outline-level="" ns2:family="paragraph" ns2:list-style-name="" ns2:name="rststyle-heading3" ns2:next-style-name="Text_20_body" ns2:parent-style-name="Heading_20_3"/>
    <ns2:style xmlns:ns2="urn:oasis:names:tc:opendocument:xmlns:style:1.0" ns2:default-outline-level="" ns2:family="paragraph" ns2:list-style-name="" ns2:name="rststyle-heading4" ns2:next-style-name="Text_20_body" ns2:parent-style-name="Heading_20_4"/>
    <ns2:style xmlns:ns2="urn:oasis:names:tc:opendocument:xmlns:style:1.0" ns2:default-outline-level="" ns2:family="paragraph" ns2:list-style-name="" ns2:name="rststyle-heading5" ns2:next-style-name="Text_20_body" ns2:parent-style-name="Heading_20_5"/>
    <ns2:style xmlns:ns2="urn:oasis:names:tc:opendocument:xmlns:style:1.0" ns2:class="text" ns2:family="paragraph" ns2:name="rststyle-blockquote" ns2:parent-style-name="Text_20_body">
      <ns2:paragraph-properties xmlns:ns3="urn:oasis:names:tc:opendocument:xmlns:xsl-fo-compatible:1.0" ns2:auto-text-indent="false" ns2:justify-single-word="false" ns3:background-color="transparent" ns3:margin-left="1.016cm" ns3:margin-right="2.032cm" ns3:text-align="start" ns3:text-indent="0cm">
        <ns2:background-image/>
      </ns2:paragraph-properties>
    </ns2:style>
    <ns2:style xmlns:ns2="urn:oasis:names:tc:opendocument:xmlns:style:1.0" ns2:family="paragraph" ns2:name="rststyle-bodyindent" ns2:parent-style-name="Text_20_body_20_indent">
      <ns2:paragraph-properties xmlns:ns3="urn:oasis:names:tc:opendocument:xmlns:xsl-fo-compatible:1.0" ns2:auto-text-indent="false" ns3:margin-left="1cm" ns3:margin-right="0cm" ns3:text-indent="0cm"/>
    </ns2:style>
    <ns2:style xmlns:ns2="urn:oasis:names:tc:opendocument:xmlns:style:1.0" ns2:family="paragraph" ns2:name="rststyle-horizontalline" ns2:parent-style-name="Horizontal_20_Line"/>
    <ns2:style xmlns:ns2="urn:oasis:names:tc:opendocument:xmlns:style:1.0" ns2:family="paragraph" ns2:name="rststyle-textbody" ns2:parent-style-name="Text_20_body"/>
    <ns2:style xmlns:ns2="urn:oasis:names:tc:opendocument:xmlns:style:1.0" ns2:family="paragraph" ns2:name="rststyle-centeredtextbody" ns2:parent-style-name="rststyle-textbody">
      <ns2:paragraph-properties xmlns:ns3="urn:oasis:names:tc:opendocument:xmlns:xsl-fo-compatible:1.0" ns2:justify-single-word="false" ns3:background-color="transparent" ns3:text-align="center">
        <ns2:background-image/>
      </ns2:paragraph-properties>
    </ns2:style>
    <ns2:style xmlns:ns2="urn:oasis:names:tc:opendocument:xmlns:style:1.0" ns2:family="paragraph" ns2:name="rststyle-caption" ns2:parent-style-name="Caption">
      <ns2:paragraph-properties xmlns:ns3="urn:oasis:names:tc:opendocument:xmlns:xsl-fo-compatible:1.0" ns3:background-color="transparent">
        <ns2:background-image/>
      </ns2:paragraph-properties>
    </ns2:style>
    <ns2:style xmlns:ns2="urn:oasis:names:tc:opendocument:xmlns:style:1.0" ns2:family="paragraph" ns2:name="rststyle-codeblock" ns2:parent-style-name="Preformatted_20_Text">
      <ns2:paragraph-properties xmlns:ns3="urn:oasis:names:tc:opendocument:xmlns:xsl-fo-compatible:1.0" ns2:auto-text-indent="false" ns2:shadow="none" ns3:background-color="#ccffff" ns3:border="0.002cm solid #000000" ns3:margin-bottom="0.152cm" ns3:margin-left="0.499cm" ns3:margin-right="0cm" ns3:margin-top="0.152cm" ns3:padding="0.051cm" ns3:text-indent="0cm">
        <ns2:background-image/>
      </ns2:paragraph-properties>
    </ns2:style>
    <ns2:style xmlns:ns2="urn:oasis:names:tc:opendocument:xmlns:style:1.0" ns2:default-outline-level="" ns2:family="paragraph" ns2:list-style-name="" ns2:name="rststyle-table-title" ns2:parent-style-name="Heading_20_3">
      <ns2:paragraph-properties xmlns:ns3="urn:oasis:names:tc:opendocument:xmlns:xsl-fo-compatible:1.0" ns2:justify-single-word="false" ns3:text-align="center"/>
    </ns2:style>
    <ns2:style xmlns:ns2="urn:oasis:names:tc:opendocument:xmlns:style:1.0" ns2:family="paragraph" ns2:name="rststyle-footer" ns2:parent-style-name="Footer"/>
    <ns2:style xmlns:ns2="urn:oasis:names:tc:opendocument:xmlns:style:1.0" ns2:family="paragraph" ns2:master-page-name="" ns2:name="rststyle-header" ns2:parent-style-name="Header">
      <ns2:paragraph-properties xmlns:ns3="urn:oasis:names:tc:opendocument:xmlns:xsl-fo-compatible:1.0" ns2:page-number="auto" ns3:background-color="transparent">
        <ns2:background-image/>
      </ns2:paragraph-properties>
    </ns2:style>
    <ns2:style xmlns:ns2="urn:oasis:names:tc:opendocument:xmlns:style:1.0" ns2:family="paragraph" ns2:name="rststyle-footnote" ns2:parent-style-name="Footnote"/>
    <ns2:style xmlns:ns2="urn:oasis:names:tc:opendocument:xmlns:style:1.0" ns2:family="paragraph" ns2:name="rststyle-attribution" ns2:parent-style-name="rststyle-blockquote">
      <ns2:paragraph-properties xmlns:ns3="urn:oasis:names:tc:opendocument:xmlns:xsl-fo-compatible:1.0" ns2:justify-single-word="false" ns3:background-color="transparent" ns3:text-align="end">
        <ns2:background-image/>
      </ns2:paragraph-properties>
      <ns2:text-properties xmlns:ns3="urn:oasis:names:tc:opendocument:xmlns:xsl-fo-compatible:1.0" ns3:font-style="italic" ns3:font-weight="bold"/>
    </ns2:style>
    <ns2:style xmlns:ns2="urn:oasis:names:tc:opendocument:xmlns:style:1.0" ns2:family="paragraph" ns2:name="rststyle-epigraph" ns2:parent-style-name="rststyle-blockquote">
      <ns2:paragraph-properties xmlns:ns3="urn:oasis:names:tc:opendocument:xmlns:xsl-fo-compatible:1.0" ns2:justify-single-word="false" ns3:background-color="transparent" ns3:text-align="start">
        <ns2:background-image/>
      </ns2:paragraph-properties>
      <ns2:text-properties xmlns:ns3="urn:oasis:names:tc:opendocument:xmlns:xsl-fo-compatible:1.0" ns3:font-style="italic"/>
    </ns2:style>
    <ns2:style xmlns:ns2="urn:oasis:names:tc:opendocument:xmlns:style:1.0" ns2:family="paragraph" ns2:name="rststyle-highlights" ns2:parent-style-name="rststyle-blockquote">
      <ns2:paragraph-properties xmlns:ns3="urn:oasis:names:tc:opendocument:xmlns:xsl-fo-compatible:1.0" ns3:background-color="transparent">
        <ns2:background-image/>
      </ns2:paragraph-properties>
    </ns2:style>
    <ns2:style xmlns:ns2="urn:oasis:names:tc:opendocument:xmlns:style:1.0" ns2:family="paragraph" ns2:name="rststyle-blockquote-bulletitem" ns2:parent-style-name="Standard">
      <ns2:paragraph-properties xmlns:ns3="urn:oasis:names:tc:opendocument:xmlns:xsl-fo-compatible:1.0" ns2:auto-text-indent="false" ns3:background-color="transparent" ns3:margin-left="1.016cm" ns3:margin-right="2.032cm" ns3:text-indent="0cm">
        <ns2:background-image/>
      </ns2:paragraph-properties>
    </ns2:style>
    <ns2:style xmlns:ns2="urn:oasis:names:tc:opendocument:xmlns:style:1.0" ns2:family="paragraph" ns2:name="rststyle-blockquote-enumitem" ns2:parent-style-name="Standard">
      <ns2:paragraph-properties xmlns:ns3="urn:oasis:names:tc:opendocument:xmlns:xsl-fo-compatible:1.0" ns2:auto-text-indent="false" ns3:background-color="transparent" ns3:margin-left="1.016cm" ns3:margin-right="2.032cm" ns3:text-indent="0cm">
        <ns2:background-image/>
      </ns2:paragraph-properties>
    </ns2:style>
    <ns2:style xmlns:ns2="urn:oasis:names:tc:opendocument:xmlns:style:1.0" ns2:family="paragraph" ns2:name="rststyle-highlights-bulletitem" ns2:parent-style-name="Standard">
      <ns2:paragraph-properties xmlns:ns3="urn:oasis:names:tc:opendocument:xmlns:xsl-fo-compatible:1.0" ns2:auto-text-indent="false" ns3:background-color="transparent" ns3:margin-left="2cm" ns3:margin-right="2cm" ns3:text-indent="0cm">
        <ns2:background-image/>
      </ns2:paragraph-properties>
    </ns2:style>
    <ns2:style xmlns:ns2="urn:oasis:names:tc:opendocument:xmlns:style:1.0" ns2:family="paragraph" ns2:name="rststyle-highlights-enumitem" ns2:parent-style-name="Standard">
      <ns2:paragraph-properties xmlns:ns3="urn:oasis:names:tc:opendocument:xmlns:xsl-fo-compatible:1.0" ns2:auto-text-indent="false" ns3:background-color="transparent" ns3:margin-left="2cm" ns3:margin-right="2cm" ns3:text-indent="0cm">
        <ns2:background-image/>
      </ns2:paragraph-properties>
    </ns2:style>
    <ns2:style xmlns:ns2="urn:oasis:names:tc:opendocument:xmlns:style:1.0" ns2:family="paragraph" ns2:name="rststyle-epigraph-bulletitem" ns2:parent-style-name="Standard">
      <ns2:paragraph-properties xmlns:ns3="urn:oasis:names:tc:opendocument:xmlns:xsl-fo-compatible:1.0" ns2:auto-text-indent="false" ns3:background-color="transparent" ns3:margin-left="2cm" ns3:margin-right="2cm" ns3:text-indent="0cm">
        <ns2:background-image/>
      </ns2:paragraph-properties>
    </ns2:style>
    <ns2:style xmlns:ns2="urn:oasis:names:tc:opendocument:xmlns:style:1.0" ns2:family="paragraph" ns2:name="rststyle-epigraph-enumitem" ns2:parent-style-name="Standard">
      <ns2:paragraph-properties xmlns:ns3="urn:oasis:names:tc:opendocument:xmlns:xsl-fo-compatible:1.0" ns2:auto-text-indent="false" ns3:background-color="transparent" ns3:margin-left="2cm" ns3:margin-right="2cm" ns3:text-indent="0cm">
        <ns2:background-image/>
      </ns2:paragraph-properties>
    </ns2:style>
    <ns2:style xmlns:ns2="urn:oasis:names:tc:opendocument:xmlns:style:1.0" ns2:family="paragraph" ns2:name="rststyle-admon-warning-hdr" ns2:parent-style-name="rststyle-textbody">
      <ns2:paragraph-properties xmlns:ns3="urn:oasis:names:tc:opendocument:xmlns:xsl-fo-compatible:1.0" ns2:justify-single-word="false" ns3:text-align="center"/>
      <ns2:text-properties xmlns:ns3="urn:oasis:names:tc:opendocument:xmlns:xsl-fo-compatible:1.0" ns3:font-weight="bold"/>
    </ns2:style>
    <ns2:style xmlns:ns2="urn:oasis:names:tc:opendocument:xmlns:style:1.0" ns2:family="paragraph" ns2:name="rststyle-admon-warning-body" ns2:parent-style-name="rststyle-textbody">
      <ns2:paragraph-properties xmlns:ns3="urn:oasis:names:tc:opendocument:xmlns:xsl-fo-compatible:1.0" ns2:auto-text-indent="false" ns3:margin-left="2cm" ns3:margin-right="2cm" ns3:text-indent="0cm"/>
      <ns2:text-properties xmlns:ns3="urn:oasis:names:tc:opendocument:xmlns:xsl-fo-compatible:1.0" ns3:font-style="italic"/>
    </ns2:style>
    <ns2:style xmlns:ns2="urn:oasis:names:tc:opendocument:xmlns:style:1.0" ns2:family="paragraph" ns2:name="rststyle-admon-attention-hdr" ns2:parent-style-name="rststyle-textbody">
      <ns2:paragraph-properties xmlns:ns3="urn:oasis:names:tc:opendocument:xmlns:xsl-fo-compatible:1.0" ns2:justify-single-word="false" ns3:text-align="center"/>
      <ns2:text-properties xmlns:ns3="urn:oasis:names:tc:opendocument:xmlns:xsl-fo-compatible:1.0" ns3:font-weight="bold"/>
    </ns2:style>
    <ns2:style xmlns:ns2="urn:oasis:names:tc:opendocument:xmlns:style:1.0" ns2:family="paragraph" ns2:name="rststyle-admon-attention-body" ns2:parent-style-name="rststyle-textbody">
      <ns2:paragraph-properties xmlns:ns3="urn:oasis:names:tc:opendocument:xmlns:xsl-fo-compatible:1.0" ns2:auto-text-indent="false" ns3:margin-left="2cm" ns3:margin-right="2cm" ns3:text-indent="0cm"/>
      <ns2:text-properties xmlns:ns3="urn:oasis:names:tc:opendocument:xmlns:xsl-fo-compatible:1.0" ns3:font-style="italic"/>
    </ns2:style>
    <ns2:style xmlns:ns2="urn:oasis:names:tc:opendocument:xmlns:style:1.0" ns2:family="paragraph" ns2:name="rststyle-admon-caution-hdr" ns2:parent-style-name="rststyle-textbody">
      <ns2:paragraph-properties xmlns:ns3="urn:oasis:names:tc:opendocument:xmlns:xsl-fo-compatible:1.0" ns2:justify-single-word="false" ns3:text-align="center"/>
      <ns2:text-properties xmlns:ns3="urn:oasis:names:tc:opendocument:xmlns:xsl-fo-compatible:1.0" ns3:font-weight="bold"/>
    </ns2:style>
    <ns2:style xmlns:ns2="urn:oasis:names:tc:opendocument:xmlns:style:1.0" ns2:family="paragraph" ns2:name="rststyle-admon-caution-body" ns2:parent-style-name="rststyle-textbody">
      <ns2:paragraph-properties xmlns:ns3="urn:oasis:names:tc:opendocument:xmlns:xsl-fo-compatible:1.0" ns2:auto-text-indent="false" ns3:margin-left="2cm" ns3:margin-right="2cm" ns3:text-indent="0cm"/>
      <ns2:text-properties xmlns:ns3="urn:oasis:names:tc:opendocument:xmlns:xsl-fo-compatible:1.0" ns3:font-style="italic"/>
    </ns2:style>
    <ns2:style xmlns:ns2="urn:oasis:names:tc:opendocument:xmlns:style:1.0" ns2:family="paragraph" ns2:name="rststyle-admon-danger-hdr" ns2:parent-style-name="rststyle-textbody">
      <ns2:paragraph-properties xmlns:ns3="urn:oasis:names:tc:opendocument:xmlns:xsl-fo-compatible:1.0" ns2:justify-single-word="false" ns3:text-align="center"/>
      <ns2:text-properties xmlns:ns3="urn:oasis:names:tc:opendocument:xmlns:xsl-fo-compatible:1.0" ns3:font-weight="bold"/>
    </ns2:style>
    <ns2:style xmlns:ns2="urn:oasis:names:tc:opendocument:xmlns:style:1.0" ns2:family="paragraph" ns2:name="rststyle-admon-danger-body" ns2:parent-style-name="rststyle-textbody">
      <ns2:paragraph-properties xmlns:ns3="urn:oasis:names:tc:opendocument:xmlns:xsl-fo-compatible:1.0" ns2:auto-text-indent="false" ns3:margin-left="2cm" ns3:margin-right="2cm" ns3:text-indent="0cm"/>
      <ns2:text-properties xmlns:ns3="urn:oasis:names:tc:opendocument:xmlns:xsl-fo-compatible:1.0" ns3:font-style="italic"/>
    </ns2:style>
    <ns2:style xmlns:ns2="urn:oasis:names:tc:opendocument:xmlns:style:1.0" ns2:family="paragraph" ns2:name="rststyle-admon-error-hdr" ns2:parent-style-name="rststyle-textbody">
      <ns2:paragraph-properties xmlns:ns3="urn:oasis:names:tc:opendocument:xmlns:xsl-fo-compatible:1.0" ns2:justify-single-word="false" ns3:text-align="center"/>
      <ns2:text-properties xmlns:ns3="urn:oasis:names:tc:opendocument:xmlns:xsl-fo-compatible:1.0" ns3:font-weight="bold"/>
    </ns2:style>
    <ns2:style xmlns:ns2="urn:oasis:names:tc:opendocument:xmlns:style:1.0" ns2:family="paragraph" ns2:name="rststyle-admon-error-body" ns2:parent-style-name="rststyle-textbody">
      <ns2:paragraph-properties xmlns:ns3="urn:oasis:names:tc:opendocument:xmlns:xsl-fo-compatible:1.0" ns2:auto-text-indent="false" ns3:margin-left="2cm" ns3:margin-right="2cm" ns3:text-indent="0cm"/>
      <ns2:text-properties xmlns:ns3="urn:oasis:names:tc:opendocument:xmlns:xsl-fo-compatible:1.0" ns3:font-style="italic"/>
    </ns2:style>
    <ns2:style xmlns:ns2="urn:oasis:names:tc:opendocument:xmlns:style:1.0" ns2:family="paragraph" ns2:name="rststyle-admon-hint-hdr" ns2:parent-style-name="rststyle-textbody">
      <ns2:paragraph-properties xmlns:ns3="urn:oasis:names:tc:opendocument:xmlns:xsl-fo-compatible:1.0" ns2:justify-single-word="false" ns3:text-align="center"/>
      <ns2:text-properties xmlns:ns3="urn:oasis:names:tc:opendocument:xmlns:xsl-fo-compatible:1.0" ns3:font-weight="bold"/>
    </ns2:style>
    <ns2:style xmlns:ns2="urn:oasis:names:tc:opendocument:xmlns:style:1.0" ns2:family="paragraph" ns2:name="rststyle-admon-hint-body" ns2:parent-style-name="rststyle-textbody">
      <ns2:paragraph-properties xmlns:ns3="urn:oasis:names:tc:opendocument:xmlns:xsl-fo-compatible:1.0" ns2:auto-text-indent="false" ns3:margin-left="2cm" ns3:margin-right="2cm" ns3:text-indent="0cm"/>
      <ns2:text-properties xmlns:ns3="urn:oasis:names:tc:opendocument:xmlns:xsl-fo-compatible:1.0" ns3:font-style="italic"/>
    </ns2:style>
    <ns2:style xmlns:ns2="urn:oasis:names:tc:opendocument:xmlns:style:1.0" ns2:family="paragraph" ns2:name="rststyle-admon-important-hdr" ns2:parent-style-name="rststyle-textbody">
      <ns2:paragraph-properties xmlns:ns3="urn:oasis:names:tc:opendocument:xmlns:xsl-fo-compatible:1.0" ns2:justify-single-word="false" ns3:text-align="center"/>
      <ns2:text-properties xmlns:ns3="urn:oasis:names:tc:opendocument:xmlns:xsl-fo-compatible:1.0" ns3:font-weight="bold"/>
    </ns2:style>
    <ns2:style xmlns:ns2="urn:oasis:names:tc:opendocument:xmlns:style:1.0" ns2:family="paragraph" ns2:name="rststyle-admon-important-body" ns2:parent-style-name="rststyle-textbody">
      <ns2:paragraph-properties xmlns:ns3="urn:oasis:names:tc:opendocument:xmlns:xsl-fo-compatible:1.0" ns2:auto-text-indent="false" ns3:margin-left="2cm" ns3:margin-right="2cm" ns3:text-indent="0cm"/>
      <ns2:text-properties xmlns:ns3="urn:oasis:names:tc:opendocument:xmlns:xsl-fo-compatible:1.0" ns3:font-style="italic"/>
    </ns2:style>
    <ns2:style xmlns:ns2="urn:oasis:names:tc:opendocument:xmlns:style:1.0" ns2:family="paragraph" ns2:name="rststyle-admon-note-hdr" ns2:parent-style-name="rststyle-textbody">
      <ns2:paragraph-properties xmlns:ns3="urn:oasis:names:tc:opendocument:xmlns:xsl-fo-compatible:1.0" ns2:justify-single-word="false" ns3:text-align="center"/>
      <ns2:text-properties xmlns:ns3="urn:oasis:names:tc:opendocument:xmlns:xsl-fo-compatible:1.0" ns3:font-weight="bold"/>
    </ns2:style>
    <ns2:style xmlns:ns2="urn:oasis:names:tc:opendocument:xmlns:style:1.0" ns2:family="paragraph" ns2:name="rststyle-admon-note-body" ns2:parent-style-name="rststyle-textbody">
      <ns2:paragraph-properties xmlns:ns3="urn:oasis:names:tc:opendocument:xmlns:xsl-fo-compatible:1.0" ns2:auto-text-indent="false" ns3:margin-left="2cm" ns3:margin-right="2cm" ns3:text-indent="0cm"/>
      <ns2:text-properties xmlns:ns3="urn:oasis:names:tc:opendocument:xmlns:xsl-fo-compatible:1.0" ns3:font-style="italic"/>
    </ns2:style>
    <ns2:style xmlns:ns2="urn:oasis:names:tc:opendocument:xmlns:style:1.0" ns2:family="paragraph" ns2:name="rststyle-admon-tip-hdr" ns2:parent-style-name="rststyle-textbody">
      <ns2:paragraph-properties xmlns:ns3="urn:oasis:names:tc:opendocument:xmlns:xsl-fo-compatible:1.0" ns2:justify-single-word="false" ns3:text-align="center"/>
      <ns2:text-properties xmlns:ns3="urn:oasis:names:tc:opendocument:xmlns:xsl-fo-compatible:1.0" ns3:font-weight="bold"/>
    </ns2:style>
    <ns2:style xmlns:ns2="urn:oasis:names:tc:opendocument:xmlns:style:1.0" ns2:family="paragraph" ns2:name="rststyle-admon-tip-body" ns2:parent-style-name="rststyle-textbody">
      <ns2:paragraph-properties xmlns:ns3="urn:oasis:names:tc:opendocument:xmlns:xsl-fo-compatible:1.0" ns2:auto-text-indent="false" ns3:margin-left="2cm" ns3:margin-right="2cm" ns3:text-indent="0cm"/>
      <ns2:text-properties xmlns:ns3="urn:oasis:names:tc:opendocument:xmlns:xsl-fo-compatible:1.0" ns3:font-style="italic"/>
    </ns2:style>
    <ns2:style xmlns:ns2="urn:oasis:names:tc:opendocument:xmlns:style:1.0" ns2:family="paragraph" ns2:name="rststyle-admon-generic-hdr" ns2:parent-style-name="rststyle-textbody">
      <ns2:paragraph-properties xmlns:ns3="urn:oasis:names:tc:opendocument:xmlns:xsl-fo-compatible:1.0" ns2:justify-single-word="false" ns3:text-align="center"/>
      <ns2:text-properties xmlns:ns3="urn:oasis:names:tc:opendocument:xmlns:xsl-fo-compatible:1.0" ns3:font-weight="bold"/>
    </ns2:style>
    <ns2:style xmlns:ns2="urn:oasis:names:tc:opendocument:xmlns:style:1.0" ns2:family="paragraph" ns2:name="rststyle-admon-generic-body" ns2:parent-style-name="rststyle-textbody">
      <ns2:paragraph-properties xmlns:ns3="urn:oasis:names:tc:opendocument:xmlns:xsl-fo-compatible:1.0" ns2:auto-text-indent="false" ns3:margin-left="2cm" ns3:margin-right="2cm" ns3:text-indent="0cm"/>
      <ns2:text-properties xmlns:ns3="urn:oasis:names:tc:opendocument:xmlns:xsl-fo-compatible:1.0" ns3:font-style="italic"/>
    </ns2:style>
    <ns2:style xmlns:ns2="urn:oasis:names:tc:opendocument:xmlns:style:1.0" ns2:default-outline-level="" ns2:family="paragraph" ns2:list-style-name="" ns2:name="rststyle-rubric" ns2:parent-style-name="Heading_20_3">
      <ns2:paragraph-properties xmlns:ns3="urn:oasis:names:tc:opendocument:xmlns:xsl-fo-compatible:1.0" ns3:background-color="transparent">
        <ns2:background-image/>
      </ns2:paragraph-properties>
      <ns2:text-properties xmlns:ns3="urn:oasis:names:tc:opendocument:xmlns:xsl-fo-compatible:1.0" ns3:color="#ff3366"/>
    </ns2:style>
    <ns2:style xmlns:ns2="urn:oasis:names:tc:opendocument:xmlns:style:1.0" ns2:default-outline-level="" ns2:family="paragraph" ns2:list-style-name="" ns2:name="rststyle-heading6" ns2:next-style-name="Text_20_body" ns2:parent-style-name="Heading_20_6"/>
    <ns2:style xmlns:ns2="urn:oasis:names:tc:opendocument:xmlns:style:1.0" ns2:default-outline-level="" ns2:family="paragraph" ns2:list-style-name="" ns2:master-page-name="" ns2:name="rststyle-heading7" ns2:next-style-name="Text_20_body" ns2:parent-style-name="Heading_20_7">
      <ns2:paragraph-properties ns2:page-number="auto"/>
    </ns2:style>
    <ns2:style xmlns:ns2="urn:oasis:names:tc:opendocument:xmlns:style:1.0" ns2:class="text" ns2:default-outline-level="7" ns2:display-name="Heading 7" ns2:family="paragraph" ns2:name="Heading_20_7" ns2:next-style-name="Text_20_body" ns2:parent-style-name="Heading">
      <ns2:text-properties xmlns:ns3="urn:oasis:names:tc:opendocument:xmlns:xsl-fo-compatible:1.0" ns2:font-size-asian="75%" ns2:font-size-complex="75%" ns2:font-weight-asian="bold" ns2:font-weight-complex="bold" ns3:font-size="75%" ns3:font-weight="bold"/>
    </ns2:style>
    <ns2:style xmlns:ns2="urn:oasis:names:tc:opendocument:xmlns:style:1.0" ns2:family="paragraph" ns2:name="rststyle-lineblock1" ns2:parent-style-name="rststyle-textbody">
      <ns2:paragraph-properties xmlns:ns3="urn:oasis:names:tc:opendocument:xmlns:xsl-fo-compatible:1.0" ns3:margin-bottom="0cm" ns3:margin-top="0cm"/>
    </ns2:style>
    <ns2:style xmlns:ns2="urn:oasis:names:tc:opendocument:xmlns:style:1.0" ns2:family="paragraph" ns2:name="rststyle-lineblock2" ns2:parent-style-name="rststyle-textbody">
      <ns2:paragraph-properties xmlns:ns3="urn:oasis:names:tc:opendocument:xmlns:xsl-fo-compatible:1.0" ns2:auto-text-indent="false" ns3:margin-bottom="0cm" ns3:margin-left="1.016cm" ns3:margin-right="0cm" ns3:margin-top="0cm" ns3:text-indent="0cm"/>
    </ns2:style>
    <ns2:style xmlns:ns2="urn:oasis:names:tc:opendocument:xmlns:style:1.0" ns2:family="paragraph" ns2:name="rststyle-lineblock3" ns2:parent-style-name="rststyle-textbody">
      <ns2:paragraph-properties xmlns:ns3="urn:oasis:names:tc:opendocument:xmlns:xsl-fo-compatible:1.0" ns2:auto-text-indent="false" ns3:margin-bottom="0cm" ns3:margin-left="2.032cm" ns3:margin-right="0cm" ns3:margin-top="0cm" ns3:text-indent="0cm"/>
    </ns2:style>
    <ns2:style xmlns:ns2="urn:oasis:names:tc:opendocument:xmlns:style:1.0" ns2:family="paragraph" ns2:name="rststyle-lineblock4" ns2:parent-style-name="rststyle-textbody">
      <ns2:paragraph-properties xmlns:ns3="urn:oasis:names:tc:opendocument:xmlns:xsl-fo-compatible:1.0" ns2:auto-text-indent="false" ns3:margin-bottom="0cm" ns3:margin-left="3.048cm" ns3:margin-right="0cm" ns3:margin-top="0cm" ns3:text-indent="0cm"/>
    </ns2:style>
    <ns2:style xmlns:ns2="urn:oasis:names:tc:opendocument:xmlns:style:1.0" ns2:family="paragraph" ns2:name="rststyle-lineblock5" ns2:parent-style-name="rststyle-textbody">
      <ns2:paragraph-properties xmlns:ns3="urn:oasis:names:tc:opendocument:xmlns:xsl-fo-compatible:1.0" ns2:auto-text-indent="false" ns3:margin-bottom="0cm" ns3:margin-left="4.064cm" ns3:margin-right="0cm" ns3:margin-top="0cm" ns3:text-indent="0cm"/>
    </ns2:style>
    <ns2:style xmlns:ns2="urn:oasis:names:tc:opendocument:xmlns:style:1.0" ns2:family="paragraph" ns2:name="rststyle-lineblock6" ns2:parent-style-name="rststyle-textbody">
      <ns2:paragraph-properties xmlns:ns3="urn:oasis:names:tc:opendocument:xmlns:xsl-fo-compatible:1.0" ns2:auto-text-indent="false" ns3:margin-bottom="0cm" ns3:margin-left="5.08cm" ns3:margin-right="0cm" ns3:margin-top="0cm" ns3:text-indent="0cm"/>
    </ns2:style>
    <ns2:style xmlns:ns2="urn:oasis:names:tc:opendocument:xmlns:style:1.0" ns2:class="chapter" ns2:family="paragraph" ns2:name="Title" ns2:next-style-name="Subtitle" ns2:parent-style-name="Heading">
      <ns2:paragraph-properties xmlns:ns3="urn:oasis:names:tc:opendocument:xmlns:xsl-fo-compatible:1.0" ns2:justify-single-word="false" ns3:text-align="center"/>
      <ns2:text-properties xmlns:ns3="urn:oasis:names:tc:opendocument:xmlns:xsl-fo-compatible:1.0" ns2:font-size-asian="18pt" ns2:font-size-complex="18pt" ns2:font-weight-asian="bold" ns2:font-weight-complex="bold" ns3:font-size="18pt" ns3:font-weight="bold"/>
    </ns2:style>
    <ns2:style xmlns:ns2="urn:oasis:names:tc:opendocument:xmlns:style:1.0" ns2:class="chapter" ns2:family="paragraph" ns2:name="Subtitle" ns2:next-style-name="Text_20_body" ns2:parent-style-name="Heading">
      <ns2:paragraph-properties xmlns:ns3="urn:oasis:names:tc:opendocument:xmlns:xsl-fo-compatible:1.0" ns2:justify-single-word="false" ns3:text-align="center"/>
      <ns2:text-properties xmlns:ns3="urn:oasis:names:tc:opendocument:xmlns:xsl-fo-compatible:1.0" ns2:font-size-asian="14pt" ns2:font-size-complex="14pt" ns2:font-style-asian="italic" ns2:font-style-complex="italic" ns3:font-size="14pt" ns3:font-style="italic"/>
    </ns2:style>
    <ns2:style xmlns:ns2="urn:oasis:names:tc:opendocument:xmlns:style:1.0" ns2:family="paragraph" ns2:name="rststyle-title" ns2:parent-style-name="Title"/>
    <ns2:style xmlns:ns2="urn:oasis:names:tc:opendocument:xmlns:style:1.0" ns2:family="paragraph" ns2:name="rststyle-subtitle" ns2:parent-style-name="Title">
      <ns2:text-properties xmlns:ns3="urn:oasis:names:tc:opendocument:xmlns:xsl-fo-compatible:1.0" ns3:font-size="14pt"/>
    </ns2:style>
    <ns2:style xmlns:ns2="urn:oasis:names:tc:opendocument:xmlns:style:1.0" ns2:family="paragraph" ns2:name="rststyle-citation" ns2:parent-style-name="Footnote">
      <ns2:paragraph-properties xmlns:ns3="urn:oasis:names:tc:opendocument:xmlns:xsl-fo-compatible:1.0" ns2:auto-text-indent="false" ns3:margin-left="1.905cm" ns3:margin-right="0cm" ns3:text-indent="-1.905cm">
        <ns2:tab-stops/>
      </ns2:paragraph-properties>
    </ns2:style>
    <ns2:style xmlns:ns2="urn:oasis:names:tc:opendocument:xmlns:style:1.0" ns2:family="paragraph" ns2:name="rststyle-contents-1" ns2:parent-style-name="Contents_20_1"/>
    <ns2:style xmlns:ns2="urn:oasis:names:tc:opendocument:xmlns:style:1.0" ns2:class="index" ns2:display-name="Contents 1" ns2:family="paragraph" ns2:name="Contents_20_1" ns2:parent-style-name="Index">
      <ns2:paragraph-properties xmlns:ns3="urn:oasis:names:tc:opendocument:xmlns:xsl-fo-compatible:1.0" ns2:auto-text-indent="false" ns3:margin-left="0cm" ns3:margin-right="0cm" ns3:text-indent="0cm">
        <ns2:tab-stops>
          <ns2:tab-stop ns2:leader-style="dotted" ns2:leader-text="." ns2:position="15.24cm" ns2:type="right"/>
        </ns2:tab-stops>
      </ns2:paragraph-properties>
    </ns2:style>
    <ns2:style xmlns:ns2="urn:oasis:names:tc:opendocument:xmlns:style:1.0" ns2:family="paragraph" ns2:name="rststyle-contents-2" ns2:parent-style-name="Contents_20_2"/>
    <ns2:style xmlns:ns2="urn:oasis:names:tc:opendocument:xmlns:style:1.0" ns2:class="index" ns2:display-name="Contents 2" ns2:family="paragraph" ns2:name="Contents_20_2" ns2:parent-style-name="Index">
      <ns2:paragraph-properties xmlns:ns3="urn:oasis:names:tc:opendocument:xmlns:xsl-fo-compatible:1.0" ns2:auto-text-indent="false" ns3:margin-left="0.499cm" ns3:margin-right="0cm" ns3:text-indent="0cm">
        <ns2:tab-stops>
          <ns2:tab-stop ns2:leader-style="dotted" ns2:leader-text="." ns2:position="14.741cm" ns2:type="right"/>
        </ns2:tab-stops>
      </ns2:paragraph-properties>
    </ns2:style>
    <ns2:style xmlns:ns2="urn:oasis:names:tc:opendocument:xmlns:style:1.0" ns2:family="paragraph" ns2:name="rststyle-contents-3" ns2:parent-style-name="Contents_20_3"/>
    <ns2:style xmlns:ns2="urn:oasis:names:tc:opendocument:xmlns:style:1.0" ns2:class="index" ns2:display-name="Contents 3" ns2:family="paragraph" ns2:name="Contents_20_3" ns2:parent-style-name="Index">
      <ns2:paragraph-properties xmlns:ns3="urn:oasis:names:tc:opendocument:xmlns:xsl-fo-compatible:1.0" ns2:auto-text-indent="false" ns3:margin-left="0.998cm" ns3:margin-right="0cm" ns3:text-indent="0cm">
        <ns2:tab-stops>
          <ns2:tab-stop ns2:leader-style="dotted" ns2:leader-text="." ns2:position="14.242cm" ns2:type="right"/>
        </ns2:tab-stops>
      </ns2:paragraph-properties>
    </ns2:style>
    <ns2:style xmlns:ns2="urn:oasis:names:tc:opendocument:xmlns:style:1.0" ns2:family="paragraph" ns2:name="rststyle-contents-4" ns2:parent-style-name="Contents_20_4"/>
    <ns2:style xmlns:ns2="urn:oasis:names:tc:opendocument:xmlns:style:1.0" ns2:class="index" ns2:display-name="Contents 4" ns2:family="paragraph" ns2:name="Contents_20_4" ns2:parent-style-name="Index">
      <ns2:paragraph-properties xmlns:ns3="urn:oasis:names:tc:opendocument:xmlns:xsl-fo-compatible:1.0" ns2:auto-text-indent="false" ns3:margin-left="1.498cm" ns3:margin-right="0cm" ns3:text-indent="0cm">
        <ns2:tab-stops>
          <ns2:tab-stop ns2:leader-style="dotted" ns2:leader-text="." ns2:position="13.742cm" ns2:type="right"/>
        </ns2:tab-stops>
      </ns2:paragraph-properties>
    </ns2:style>
    <ns2:style xmlns:ns2="urn:oasis:names:tc:opendocument:xmlns:style:1.0" ns2:family="paragraph" ns2:name="rststyle-contents--5" ns2:parent-style-name="Contents_20_5"/>
    <ns2:style xmlns:ns2="urn:oasis:names:tc:opendocument:xmlns:style:1.0" ns2:class="index" ns2:display-name="Contents 5" ns2:family="paragraph" ns2:name="Contents_20_5" ns2:parent-style-name="Index">
      <ns2:paragraph-properties xmlns:ns3="urn:oasis:names:tc:opendocument:xmlns:xsl-fo-compatible:1.0" ns2:auto-text-indent="false" ns3:margin-left="1.997cm" ns3:margin-right="0cm" ns3:text-indent="0cm">
        <ns2:tab-stops>
          <ns2:tab-stop ns2:leader-style="dotted" ns2:leader-text="." ns2:position="13.243cm" ns2:type="right"/>
        </ns2:tab-stops>
      </ns2:paragraph-properties>
    </ns2:style>
    <ns2:style xmlns:ns2="urn:oasis:names:tc:opendocument:xmlns:style:1.0" ns2:family="paragraph" ns2:name="rststyle-contents-6" ns2:parent-style-name="Contents_20_6"/>
    <ns2:style xmlns:ns2="urn:oasis:names:tc:opendocument:xmlns:style:1.0" ns2:class="index" ns2:display-name="Contents 6" ns2:family="paragraph" ns2:name="Contents_20_6" ns2:parent-style-name="Index">
      <ns2:paragraph-properties xmlns:ns3="urn:oasis:names:tc:opendocument:xmlns:xsl-fo-compatible:1.0" ns2:auto-text-indent="false" ns3:margin-left="2.496cm" ns3:margin-right="0cm" ns3:text-indent="0cm">
        <ns2:tab-stops>
          <ns2:tab-stop ns2:leader-style="dotted" ns2:leader-text="." ns2:position="12.744cm" ns2:type="right"/>
        </ns2:tab-stops>
      </ns2:paragraph-properties>
    </ns2:style>
    <ns2:style xmlns:ns2="urn:oasis:names:tc:opendocument:xmlns:style:1.0" ns2:family="paragraph" ns2:name="rststyle-contents-7" ns2:parent-style-name="Contents_20_7"/>
    <ns2:style xmlns:ns2="urn:oasis:names:tc:opendocument:xmlns:style:1.0" ns2:class="index" ns2:display-name="Contents 7" ns2:family="paragraph" ns2:name="Contents_20_7" ns2:parent-style-name="Index">
      <ns2:paragraph-properties xmlns:ns3="urn:oasis:names:tc:opendocument:xmlns:xsl-fo-compatible:1.0" ns2:auto-text-indent="false" ns3:margin-left="2.995cm" ns3:margin-right="0cm" ns3:text-indent="0cm">
        <ns2:tab-stops>
          <ns2:tab-stop ns2:leader-style="dotted" ns2:leader-text="." ns2:position="12.245cm" ns2:type="right"/>
        </ns2:tab-stops>
      </ns2:paragraph-properties>
    </ns2:style>
    <ns2:style xmlns:ns2="urn:oasis:names:tc:opendocument:xmlns:style:1.0" ns2:family="paragraph" ns2:name="rststyle-contents-8" ns2:parent-style-name="Contents_20_8"/>
    <ns2:style xmlns:ns2="urn:oasis:names:tc:opendocument:xmlns:style:1.0" ns2:class="index" ns2:display-name="Contents 8" ns2:family="paragraph" ns2:name="Contents_20_8" ns2:parent-style-name="Index">
      <ns2:paragraph-properties xmlns:ns3="urn:oasis:names:tc:opendocument:xmlns:xsl-fo-compatible:1.0" ns2:auto-text-indent="false" ns3:margin-left="3.494cm" ns3:margin-right="0cm" ns3:text-indent="0cm">
        <ns2:tab-stops>
          <ns2:tab-stop ns2:leader-style="dotted" ns2:leader-text="." ns2:position="11.746cm" ns2:type="right"/>
        </ns2:tab-stops>
      </ns2:paragraph-properties>
    </ns2:style>
    <ns2:style xmlns:ns2="urn:oasis:names:tc:opendocument:xmlns:style:1.0" ns2:family="paragraph" ns2:name="rststyle-contents-9" ns2:parent-style-name="Contents_20_9"/>
    <ns2:style xmlns:ns2="urn:oasis:names:tc:opendocument:xmlns:style:1.0" ns2:class="index" ns2:display-name="Contents 9" ns2:family="paragraph" ns2:name="Contents_20_9" ns2:parent-style-name="Index">
      <ns2:paragraph-properties xmlns:ns3="urn:oasis:names:tc:opendocument:xmlns:xsl-fo-compatible:1.0" ns2:auto-text-indent="false" ns3:margin-left="3.993cm" ns3:margin-right="0cm" ns3:text-indent="0cm">
        <ns2:tab-stops>
          <ns2:tab-stop ns2:leader-style="dotted" ns2:leader-text="." ns2:position="11.247cm" ns2:type="right"/>
        </ns2:tab-stops>
      </ns2:paragraph-properties>
    </ns2:style>
    <ns2:style xmlns:ns2="urn:oasis:names:tc:opendocument:xmlns:style:1.0" ns2:family="paragraph" ns2:name="rststyle-contents-10" ns2:parent-style-name="Contents_20_10"/>
    <ns2:style xmlns:ns2="urn:oasis:names:tc:opendocument:xmlns:style:1.0" ns2:class="index" ns2:display-name="Contents 10" ns2:family="paragraph" ns2:name="Contents_20_10" ns2:parent-style-name="Index">
      <ns2:paragraph-properties xmlns:ns3="urn:oasis:names:tc:opendocument:xmlns:xsl-fo-compatible:1.0" ns2:auto-text-indent="false" ns3:margin-left="4.493cm" ns3:margin-right="0cm" ns3:text-indent="0cm">
        <ns2:tab-stops>
          <ns2:tab-stop ns2:leader-style="dotted" ns2:leader-text="." ns2:position="10.747cm" ns2:type="right"/>
        </ns2:tab-stops>
      </ns2:paragraph-properties>
    </ns2:style>
    <ns2:style xmlns:ns2="urn:oasis:names:tc:opendocument:xmlns:style:1.0" ns2:family="paragraph" ns2:name="rststyle-contents-heading" ns2:parent-style-name="Contents_20_Heading"/>
    <ns2:style xmlns:ns2="urn:oasis:names:tc:opendocument:xmlns:style:1.0" ns2:class="index" ns2:display-name="Contents Heading" ns2:family="paragraph" ns2:name="Contents_20_Heading" ns2:parent-style-name="Heading">
      <ns2:paragraph-properties xmlns:ns3="urn:oasis:names:tc:opendocument:xmlns:text:1.0" xmlns:ns4="urn:oasis:names:tc:opendocument:xmlns:xsl-fo-compatible:1.0" ns2:auto-text-indent="false" ns3:line-number="0" ns3:number-lines="false" ns4:margin-left="0cm" ns4:margin-right="0cm" ns4:text-indent="0cm"/>
      <ns2:text-properties xmlns:ns3="urn:oasis:names:tc:opendocument:xmlns:xsl-fo-compatible:1.0" ns2:font-size-asian="16pt" ns2:font-size-complex="16pt" ns2:font-weight-asian="bold" ns2:font-weight-complex="bold" ns3:font-size="16pt" ns3:font-weight="bold"/>
    </ns2:style>
    <ns2:style xmlns:ns2="urn:oasis:names:tc:opendocument:xmlns:style:1.0" ns2:display-name="Numbering Symbols" ns2:family="text" ns2:name="Numbering_20_Symbols"/>
    <ns2:style xmlns:ns2="urn:oasis:names:tc:opendocument:xmlns:style:1.0" ns2:display-name="Bullet Symbols" ns2:family="text" ns2:name="Bullet_20_Symbols">
      <ns2:text-properties xmlns:ns3="urn:oasis:names:tc:opendocument:xmlns:xsl-fo-compatible:1.0" ns2:font-name="StarSymbol" ns2:font-name-asian="StarSymbol" ns2:font-name-complex="StarSymbol" ns2:font-size-asian="9pt" ns2:font-size-complex="9pt" ns3:font-size="9pt"/>
    </ns2:style>
    <ns2:style xmlns:ns2="urn:oasis:names:tc:opendocument:xmlns:style:1.0" ns2:family="text" ns2:name="Emphasis">
      <ns2:text-properties xmlns:ns3="urn:oasis:names:tc:opendocument:xmlns:xsl-fo-compatible:1.0" ns2:font-style-asian="italic" ns2:font-style-complex="italic" ns3:font-style="italic"/>
    </ns2:style>
    <ns2:style xmlns:ns2="urn:oasis:names:tc:opendocument:xmlns:style:1.0" ns2:family="text" ns2:name="Citation">
      <ns2:text-properties xmlns:ns3="urn:oasis:names:tc:opendocument:xmlns:xsl-fo-compatible:1.0" ns2:font-style-asian="italic" ns2:font-style-complex="italic" ns3:font-style="italic"/>
    </ns2:style>
    <ns2:style xmlns:ns2="urn:oasis:names:tc:opendocument:xmlns:style:1.0" ns2:family="text" ns2:name="Example">
      <ns2:text-properties ns2:font-name="Nimbus Mono L" ns2:font-name-asian="Nimbus Mono L" ns2:font-name-complex="Nimbus Mono L"/>
    </ns2:style>
    <ns2:style xmlns:ns2="urn:oasis:names:tc:opendocument:xmlns:style:1.0" ns2:family="text" ns2:name="Teletype">
      <ns2:text-properties ns2:font-name="Nimbus Mono L" ns2:font-name-asian="Nimbus Mono L" ns2:font-name-complex="Nimbus Mono L"/>
    </ns2:style>
    <ns2:style xmlns:ns2="urn:oasis:names:tc:opendocument:xmlns:style:1.0" ns2:family="text" ns2:name="rststyle-emphasis" ns2:parent-style-name="Emphasis">
      <ns2:text-properties ns2:font-weight-asian="normal" ns2:font-weight-complex="normal"/>
    </ns2:style>
    <ns2:style xmlns:ns2="urn:oasis:names:tc:opendocument:xmlns:style:1.0" ns2:family="text" ns2:name="rststyle-strong">
      <ns2:text-properties xmlns:ns3="urn:oasis:names:tc:opendocument:xmlns:xsl-fo-compatible:1.0" ns3:background-color="transparent" ns3:font-weight="bold"/>
    </ns2:style>
    <ns2:style xmlns:ns2="urn:oasis:names:tc:opendocument:xmlns:style:1.0" ns2:family="text" ns2:name="rststyle-inlineliteral" ns2:parent-style-name="Example">
      <ns2:text-properties xmlns:ns3="urn:oasis:names:tc:opendocument:xmlns:xsl-fo-compatible:1.0" ns3:background-color="#e6e6ff"/>
    </ns2:style>
    <ns2:style xmlns:ns2="urn:oasis:names:tc:opendocument:xmlns:style:1.0" ns2:family="text" ns2:name="rststyle-quotation" ns2:parent-style-name="Citation">
      <ns2:text-properties ns2:font-weight-asian="normal" ns2:font-weight-complex="normal"/>
    </ns2:style>
    <ns2:style xmlns:ns2="urn:oasis:names:tc:opendocument:xmlns:style:1.0" ns2:family="text" ns2:name="rststyle-codeblock-keyword" ns2:parent-style-name="Teletype">
      <ns2:text-properties xmlns:ns3="urn:oasis:names:tc:opendocument:xmlns:xsl-fo-compatible:1.0" ns3:background-color="#ccffff" ns3:color="#800000"/>
    </ns2:style>
    <ns2:style xmlns:ns2="urn:oasis:names:tc:opendocument:xmlns:style:1.0" ns2:family="text" ns2:name="rststyle-codeblock-string" ns2:parent-style-name="Teletype">
      <ns2:text-properties xmlns:ns3="urn:oasis:names:tc:opendocument:xmlns:xsl-fo-compatible:1.0" ns3:background-color="#ffffff"/>
    </ns2:style>
    <ns2:style xmlns:ns2="urn:oasis:names:tc:opendocument:xmlns:style:1.0" ns2:family="text" ns2:name="rststyle-codeblock-number" ns2:parent-style-name="Teletype">
      <ns2:text-properties xmlns:ns3="urn:oasis:names:tc:opendocument:xmlns:xsl-fo-compatible:1.0" ns3:background-color="#ccffff" ns3:color="#000080"/>
    </ns2:style>
    <ns2:style xmlns:ns2="urn:oasis:names:tc:opendocument:xmlns:style:1.0" ns2:family="text" ns2:name="rststyle-codeblock-comment" ns2:parent-style-name="Teletype">
      <ns2:text-properties xmlns:ns3="urn:oasis:names:tc:opendocument:xmlns:xsl-fo-compatible:1.0" ns3:background-color="#ffffff"/>
    </ns2:style>
    <ns2:style xmlns:ns2="urn:oasis:names:tc:opendocument:xmlns:style:1.0" ns2:family="text" ns2:name="rststyle-codeblock-classname" ns2:parent-style-name="Teletype">
      <ns2:text-properties xmlns:ns3="urn:oasis:names:tc:opendocument:xmlns:xsl-fo-compatible:1.0" ns3:background-color="#ccffff" ns3:color="#808000"/>
    </ns2:style>
    <ns2:style xmlns:ns2="urn:oasis:names:tc:opendocument:xmlns:style:1.0" ns2:family="text" ns2:name="rststyle-codeblock-functionname" ns2:parent-style-name="Teletype">
      <ns2:text-properties xmlns:ns3="urn:oasis:names:tc:opendocument:xmlns:xsl-fo-compatible:1.0" ns3:background-color="#ccffff" ns3:color="#808000"/>
    </ns2:style>
    <ns2:style xmlns:ns2="urn:oasis:names:tc:opendocument:xmlns:style:1.0" ns2:family="text" ns2:name="rststyle-codeblock-operator" ns2:parent-style-name="Teletype">
      <ns2:text-properties xmlns:ns3="urn:oasis:names:tc:opendocument:xmlns:xsl-fo-compatible:1.0" ns3:background-color="#ccffff" ns3:color="#cccc00"/>
    </ns2:style>
    <ns2:style xmlns:ns2="urn:oasis:names:tc:opendocument:xmlns:style:1.0" ns2:family="text" ns2:name="rststyle-codeblock-name" ns2:parent-style-name="Teletype">
      <ns2:text-properties xmlns:ns3="urn:oasis:names:tc:opendocument:xmlns:xsl-fo-compatible:1.0" ns3:background-color="#ccffff" ns3:color="#808000"/>
    </ns2:style>
    <ns2:style xmlns:ns2="urn:oasis:names:tc:opendocument:xmlns:style:1.0" ns2:family="text" ns2:name="rststyle-subscript">
      <ns2:text-properties ns2:text-position="sub 58%"/>
    </ns2:style>
    <ns2:style xmlns:ns2="urn:oasis:names:tc:opendocument:xmlns:style:1.0" ns2:family="text" ns2:name="rststyle-superscript">
      <ns2:text-properties ns2:text-position="super 58%"/>
    </ns2:style>
    <ns2:style xmlns:ns2="urn:oasis:names:tc:opendocument:xmlns:style:1.0" ns2:family="graphic" ns2:name="Graphics">
      <ns2:graphic-properties xmlns:ns3="urn:oasis:names:tc:opendocument:xmlns:svg-compatible:1.0" xmlns:ns4="urn:oasis:names:tc:opendocument:xmlns:text:1.0" ns2:horizontal-pos="center" ns2:horizontal-rel="paragraph" ns2:number-wrapped-paragraphs="no-limit" ns2:vertical-pos="top" ns2:vertical-rel="paragraph" ns2:wrap="dynamic" ns2:wrap-contour="false" ns3:x="0cm" ns3:y="0cm" ns4:anchor-type="paragraph"/>
    </ns2:style>
    <ns2:style xmlns:ns2="urn:oasis:names:tc:opendocument:xmlns:style:1.0" ns2:family="graphic" ns2:name="rststyle-imageframe" ns2:parent-style-name="Graphics">
      <ns2:graphic-properties xmlns:ns3="urn:oasis:names:tc:opendocument:xmlns:svg-compatible:1.0" ns2:horizontal-pos="center" ns2:horizontal-rel="paragraph" ns2:vertical-pos="top" ns2:vertical-rel="paragraph" ns3:x="0cm" ns3:y="0cm"/>
    </ns2:style>
    <ns2:outline-style xmlns:ns2="urn:oasis:names:tc:opendocument:xmlns:text:1.0" xmlns:ns3="urn:oasis:names:tc:opendocument:xmlns:style:1.0" ns3:name="Outline">
      <ns2:outline-level-style ns3:num-format="" ns2:level="1">
        <ns3:list-level-properties ns2:min-label-distance="0.381cm"/>
      </ns2:outline-level-style>
      <ns2:outline-level-style ns3:num-format="" ns2:level="2">
        <ns3:list-level-properties ns2:min-label-distance="0.381cm"/>
      </ns2:outline-level-style>
      <ns2:outline-level-style ns3:num-format="" ns2:level="3">
        <ns3:list-level-properties ns2:min-label-distance="0.381cm"/>
      </ns2:outline-level-style>
      <ns2:outline-level-style ns3:num-format="" ns2:level="4">
        <ns3:list-level-properties ns2:min-label-distance="0.381cm"/>
      </ns2:outline-level-style>
      <ns2:outline-level-style ns3:num-format="" ns2:level="5">
        <ns3:list-level-properties ns2:min-label-distance="0.381cm"/>
      </ns2:outline-level-style>
      <ns2:outline-level-style ns3:num-format="" ns2:level="6">
        <ns3:list-level-properties ns2:min-label-distance="0.381cm"/>
      </ns2:outline-level-style>
      <ns2:outline-level-style ns3:num-format="" ns2:level="7">
        <ns3:list-level-properties ns2:min-label-distance="0.381cm"/>
      </ns2:outline-level-style>
      <ns2:outline-level-style ns3:num-format="" ns2:level="8">
        <ns3:list-level-properties ns2:min-label-distance="0.381cm"/>
      </ns2:outline-level-style>
      <ns2:outline-level-style ns3:num-format="" ns2:level="9">
        <ns3:list-level-properties ns2:min-label-distance="0.381cm"/>
      </ns2:outline-level-style>
      <ns2:outline-level-style ns3:num-format="" ns2:level="10">
        <ns3:list-level-properties ns2:min-label-distance="0.381cm"/>
      </ns2:outline-level-style>
    </ns2:outline-style>
    <ns2:list-style xmlns:ns2="urn:oasis:names:tc:opendocument:xmlns:text:1.0" xmlns:ns3="urn:oasis:names:tc:opendocument:xmlns:style:1.0" ns3:name="rststyle-enumlist">
      <ns2:list-level-style-number ns3:num-format="1" ns3:num-suffix="." ns2:level="1" ns2:style-name="Numbering_20_Symbols">
        <ns3:list-level-properties ns2:min-label-width="0.635cm" ns2:space-before="0.635cm"/>
      </ns2:list-level-style-number>
      <ns2:list-level-style-number ns3:num-format="1" ns3:num-suffix="." ns2:level="2" ns2:style-name="Numbering_20_Symbols">
        <ns3:list-level-properties ns2:min-label-width="0.635cm" ns2:space-before="1.27cm"/>
      </ns2:list-level-style-number>
      <ns2:list-level-style-number ns3:num-format="1" ns3:num-suffix="." ns2:level="3" ns2:style-name="Numbering_20_Symbols">
        <ns3:list-level-properties ns2:min-label-width="0.635cm" ns2:space-before="1.905cm"/>
      </ns2:list-level-style-number>
      <ns2:list-level-style-number ns3:num-format="1" ns3:num-suffix="." ns2:level="4" ns2:style-name="Numbering_20_Symbols">
        <ns3:list-level-properties ns2:min-label-width="0.635cm" ns2:space-before="2.54cm"/>
      </ns2:list-level-style-number>
      <ns2:list-level-style-number ns3:num-format="1" ns3:num-suffix="." ns2:level="5" ns2:style-name="Numbering_20_Symbols">
        <ns3:list-level-properties ns2:min-label-width="0.635cm" ns2:space-before="3.175cm"/>
      </ns2:list-level-style-number>
      <ns2:list-level-style-number ns3:num-format="1" ns3:num-suffix="." ns2:level="6" ns2:style-name="Numbering_20_Symbols">
        <ns3:list-level-properties ns2:min-label-width="0.635cm" ns2:space-before="3.81cm"/>
      </ns2:list-level-style-number>
      <ns2:list-level-style-number ns3:num-format="1" ns3:num-suffix="." ns2:level="7" ns2:style-name="Numbering_20_Symbols">
        <ns3:list-level-properties ns2:min-label-width="0.635cm" ns2:space-before="4.445cm"/>
      </ns2:list-level-style-number>
      <ns2:list-level-style-number ns3:num-format="1" ns3:num-suffix="." ns2:level="8" ns2:style-name="Numbering_20_Symbols">
        <ns3:list-level-properties ns2:min-label-width="0.635cm" ns2:space-before="5.08cm"/>
      </ns2:list-level-style-number>
      <ns2:list-level-style-number ns3:num-format="1" ns3:num-suffix="." ns2:level="9" ns2:style-name="Numbering_20_Symbols">
        <ns3:list-level-properties ns2:min-label-width="0.635cm" ns2:space-before="5.715cm"/>
      </ns2:list-level-style-number>
      <ns2:list-level-style-number ns3:num-format="1" ns3:num-suffix="." ns2:level="10" ns2:style-name="Numbering_20_Symbols">
        <ns3:list-level-properties ns2:min-label-width="0.635cm" ns2:space-before="6.35cm"/>
      </ns2:list-level-style-number>
    </ns2:list-style>
    <ns2:list-style xmlns:ns2="urn:oasis:names:tc:opendocument:xmlns:text:1.0" xmlns:ns3="urn:oasis:names:tc:opendocument:xmlns:style:1.0" ns3:name="rststyle-bulletlist">
      <ns2:list-level-style-bullet ns3:num-suffix="." ns2:bullet-char="●" ns2:level="1" ns2:style-name="Bullet_20_Symbols">
        <ns3:list-level-properties ns2:min-label-width="0.635cm" ns2:space-before="0.635cm"/>
        <ns3:text-properties ns3:font-name="StarSymbol"/>
      </ns2:list-level-style-bullet>
      <ns2:list-level-style-bullet ns3:num-suffix="." ns2:bullet-char="○" ns2:level="2" ns2:style-name="Bullet_20_Symbols">
        <ns3:list-level-properties ns2:min-label-width="0.635cm" ns2:space-before="1.27cm"/>
        <ns3:text-properties ns3:font-name="StarSymbol"/>
      </ns2:list-level-style-bullet>
      <ns2:list-level-style-bullet ns3:num-suffix="." ns2:bullet-char="■" ns2:level="3" ns2:style-name="Bullet_20_Symbols">
        <ns3:list-level-properties ns2:min-label-width="0.635cm" ns2:space-before="1.905cm"/>
        <ns3:text-properties ns3:font-name="StarSymbol"/>
      </ns2:list-level-style-bullet>
      <ns2:list-level-style-bullet ns3:num-suffix="." ns2:bullet-char="●" ns2:level="4" ns2:style-name="Bullet_20_Symbols">
        <ns3:list-level-properties ns2:min-label-width="0.635cm" ns2:space-before="2.54cm"/>
        <ns3:text-properties ns3:font-name="StarSymbol"/>
      </ns2:list-level-style-bullet>
      <ns2:list-level-style-bullet ns3:num-suffix="." ns2:bullet-char="○" ns2:level="5" ns2:style-name="Bullet_20_Symbols">
        <ns3:list-level-properties ns2:min-label-width="0.635cm" ns2:space-before="3.175cm"/>
        <ns3:text-properties ns3:font-name="StarSymbol"/>
      </ns2:list-level-style-bullet>
      <ns2:list-level-style-bullet ns3:num-suffix="." ns2:bullet-char="■" ns2:level="6" ns2:style-name="Bullet_20_Symbols">
        <ns3:list-level-properties ns2:min-label-width="0.635cm" ns2:space-before="3.81cm"/>
        <ns3:text-properties ns3:font-name="StarSymbol"/>
      </ns2:list-level-style-bullet>
      <ns2:list-level-style-bullet ns3:num-suffix="." ns2:bullet-char="●" ns2:level="7" ns2:style-name="Bullet_20_Symbols">
        <ns3:list-level-properties ns2:min-label-width="0.635cm" ns2:space-before="4.445cm"/>
        <ns3:text-properties ns3:font-name="StarSymbol"/>
      </ns2:list-level-style-bullet>
      <ns2:list-level-style-bullet ns3:num-suffix="." ns2:bullet-char="○" ns2:level="8" ns2:style-name="Bullet_20_Symbols">
        <ns3:list-level-properties ns2:min-label-width="0.635cm" ns2:space-before="5.08cm"/>
        <ns3:text-properties ns3:font-name="StarSymbol"/>
      </ns2:list-level-style-bullet>
      <ns2:list-level-style-bullet ns3:num-suffix="." ns2:bullet-char="■" ns2:level="9" ns2:style-name="Bullet_20_Symbols">
        <ns3:list-level-properties ns2:min-label-width="0.635cm" ns2:space-before="5.715cm"/>
        <ns3:text-properties ns3:font-name="StarSymbol"/>
      </ns2:list-level-style-bullet>
      <ns2:list-level-style-bullet ns3:num-suffix="." ns2:bullet-char="●" ns2:level="10" ns2:style-name="Bullet_20_Symbols">
        <ns3:list-level-properties ns2:min-label-width="0.635cm" ns2:space-before="6.35cm"/>
        <ns3:text-properties ns3:font-name="StarSymbol"/>
      </ns2:list-level-style-bullet>
    </ns2:list-style>
    <ns2:list-style xmlns:ns2="urn:oasis:names:tc:opendocument:xmlns:text:1.0" xmlns:ns3="urn:oasis:names:tc:opendocument:xmlns:style:1.0" ns3:name="rststyle-tocenumlist">
      <ns2:list-level-style-number ns3:num-format="1" ns3:num-prefix=" " ns3:num-suffix=" " ns2:level="1" ns2:style-name="Numbering_20_Symbols">
        <ns3:list-level-properties ns2:min-label-width="0.635cm" ns2:space-before="0.635cm"/>
      </ns2:list-level-style-number>
      <ns2:list-level-style-number ns3:num-format="1" ns3:num-prefix=" " ns3:num-suffix=" " ns2:display-levels="2" ns2:level="2" ns2:style-name="Numbering_20_Symbols">
        <ns3:list-level-properties ns2:min-label-width="0.635cm" ns2:space-before="1.27cm"/>
      </ns2:list-level-style-number>
      <ns2:list-level-style-number ns3:num-format="1" ns3:num-prefix=" " ns3:num-suffix=" " ns2:display-levels="3" ns2:level="3" ns2:style-name="Numbering_20_Symbols">
        <ns3:list-level-properties ns2:min-label-width="0.635cm" ns2:space-before="1.905cm"/>
      </ns2:list-level-style-number>
      <ns2:list-level-style-number ns3:num-format="1" ns3:num-prefix=" " ns3:num-suffix=" " ns2:display-levels="4" ns2:level="4" ns2:style-name="Numbering_20_Symbols">
        <ns3:list-level-properties ns2:min-label-width="0.635cm" ns2:space-before="2.54cm"/>
      </ns2:list-level-style-number>
      <ns2:list-level-style-number ns3:num-format="1" ns3:num-prefix=" " ns3:num-suffix=" " ns2:display-levels="5" ns2:level="5" ns2:style-name="Numbering_20_Symbols">
        <ns3:list-level-properties ns2:min-label-width="0.635cm" ns2:space-before="3.175cm"/>
      </ns2:list-level-style-number>
      <ns2:list-level-style-number ns3:num-format="1" ns3:num-prefix=" " ns3:num-suffix=" " ns2:display-levels="6" ns2:level="6" ns2:style-name="Numbering_20_Symbols">
        <ns3:list-level-properties ns2:min-label-width="0.635cm" ns2:space-before="3.81cm"/>
      </ns2:list-level-style-number>
      <ns2:list-level-style-number ns3:num-format="1" ns3:num-prefix=" " ns3:num-suffix=" " ns2:display-levels="7" ns2:level="7" ns2:style-name="Numbering_20_Symbols">
        <ns3:list-level-properties ns2:min-label-width="0.635cm" ns2:space-before="4.445cm"/>
      </ns2:list-level-style-number>
      <ns2:list-level-style-number ns3:num-format="1" ns3:num-prefix=" " ns3:num-suffix=" " ns2:display-levels="8" ns2:level="8" ns2:style-name="Numbering_20_Symbols">
        <ns3:list-level-properties ns2:min-label-width="0.635cm" ns2:space-before="5.08cm"/>
      </ns2:list-level-style-number>
      <ns2:list-level-style-number ns3:num-format="1" ns3:num-prefix=" " ns3:num-suffix=" " ns2:display-levels="9" ns2:level="9" ns2:style-name="Numbering_20_Symbols">
        <ns3:list-level-properties ns2:min-label-width="0.635cm" ns2:space-before="5.715cm"/>
      </ns2:list-level-style-number>
      <ns2:list-level-style-number ns3:num-format="1" ns3:num-prefix=" " ns3:num-suffix=" " ns2:display-levels="10" ns2:level="10" ns2:style-name="Numbering_20_Symbols">
        <ns3:list-level-properties ns2:min-label-width="0.635cm" ns2:space-before="6.35cm"/>
      </ns2:list-level-style-number>
    </ns2:list-style>
    <ns2:list-style xmlns:ns2="urn:oasis:names:tc:opendocument:xmlns:text:1.0" xmlns:ns3="urn:oasis:names:tc:opendocument:xmlns:style:1.0" ns3:name="rststyle-tocbulletlist">
      <ns2:list-level-style-bullet ns3:num-prefix=" " ns3:num-suffix="." ns2:bullet-char="●" ns2:level="1" ns2:style-name="Bullet_20_Symbols">
        <ns3:list-level-properties ns2:min-label-width="0.635cm" ns2:space-before="0.635cm"/>
        <ns3:text-properties ns3:font-name="StarSymbol"/>
      </ns2:list-level-style-bullet>
      <ns2:list-level-style-bullet ns3:num-prefix=" " ns3:num-suffix="." ns2:bullet-char="●" ns2:level="2" ns2:style-name="Bullet_20_Symbols">
        <ns3:list-level-properties ns2:min-label-width="0.635cm" ns2:space-before="1.27cm"/>
        <ns3:text-properties ns3:font-name="StarSymbol"/>
      </ns2:list-level-style-bullet>
      <ns2:list-level-style-bullet ns3:num-prefix=" " ns3:num-suffix=")" ns2:bullet-char="●" ns2:level="3" ns2:style-name="Bullet_20_Symbols">
        <ns3:list-level-properties ns2:min-label-width="0.635cm" ns2:space-before="1.905cm"/>
        <ns3:text-properties ns3:font-name="StarSymbol"/>
      </ns2:list-level-style-bullet>
      <ns2:list-level-style-bullet ns3:num-prefix=" " ns3:num-suffix=" " ns2:bullet-char="●" ns2:level="4" ns2:style-name="Bullet_20_Symbols">
        <ns3:list-level-properties ns2:min-label-width="0.635cm" ns2:space-before="2.54cm"/>
        <ns3:text-properties ns3:font-name="StarSymbol"/>
      </ns2:list-level-style-bullet>
      <ns2:list-level-style-bullet ns3:num-prefix=" " ns3:num-suffix=" " ns2:bullet-char="●" ns2:level="5" ns2:style-name="Bullet_20_Symbols">
        <ns3:list-level-properties ns2:min-label-width="0.635cm" ns2:space-before="3.175cm"/>
        <ns3:text-properties ns3:font-name="StarSymbol"/>
      </ns2:list-level-style-bullet>
      <ns2:list-level-style-bullet ns3:num-prefix=" " ns3:num-suffix=" " ns2:bullet-char="●" ns2:level="6" ns2:style-name="Bullet_20_Symbols">
        <ns3:list-level-properties ns2:min-label-width="0.635cm" ns2:space-before="3.81cm"/>
        <ns3:text-properties ns3:font-name="StarSymbol"/>
      </ns2:list-level-style-bullet>
      <ns2:list-level-style-bullet ns3:num-prefix=" " ns3:num-suffix=" " ns2:bullet-char="●" ns2:level="7" ns2:style-name="Bullet_20_Symbols">
        <ns3:list-level-properties ns2:min-label-width="0.635cm" ns2:space-before="4.445cm"/>
        <ns3:text-properties ns3:font-name="StarSymbol"/>
      </ns2:list-level-style-bullet>
      <ns2:list-level-style-bullet ns3:num-prefix=" " ns3:num-suffix=" " ns2:bullet-char="●" ns2:level="8" ns2:style-name="Bullet_20_Symbols">
        <ns3:list-level-properties ns2:min-label-width="0.635cm" ns2:space-before="5.08cm"/>
        <ns3:text-properties ns3:font-name="StarSymbol"/>
      </ns2:list-level-style-bullet>
      <ns2:list-level-style-bullet ns3:num-prefix=" " ns3:num-suffix=" " ns2:bullet-char="●" ns2:level="9" ns2:style-name="Bullet_20_Symbols">
        <ns3:list-level-properties ns2:min-label-width="0.635cm" ns2:space-before="5.715cm"/>
        <ns3:text-properties ns3:font-name="StarSymbol"/>
      </ns2:list-level-style-bullet>
      <ns2:list-level-style-bullet ns3:num-prefix=" " ns3:num-suffix=" " ns2:bullet-char="●" ns2:level="10" ns2:style-name="Bullet_20_Symbols">
        <ns3:list-level-properties ns2:min-label-width="0.635cm" ns2:space-before="6.35cm"/>
        <ns3:text-properties ns3:font-name="StarSymbol"/>
      </ns2:list-level-style-bullet>
    </ns2:list-style>
    <ns2:list-style xmlns:ns2="urn:oasis:names:tc:opendocument:xmlns:text:1.0" xmlns:ns3="urn:oasis:names:tc:opendocument:xmlns:style:1.0" ns3:name="rststyle-blockquote-bulletlist">
      <ns2:list-level-style-bullet ns3:num-suffix="." ns2:bullet-char="●" ns2:level="1" ns2:style-name="Bullet_20_Symbols">
        <ns3:list-level-properties ns2:min-label-width="0.635cm" ns2:space-before="0.635cm"/>
        <ns3:text-properties ns3:font-name="StarSymbol"/>
      </ns2:list-level-style-bullet>
      <ns2:list-level-style-bullet ns3:num-suffix="." ns2:bullet-char="●" ns2:level="2" ns2:style-name="Bullet_20_Symbols">
        <ns3:list-level-properties ns2:min-label-width="0.635cm" ns2:space-before="1.27cm"/>
        <ns3:text-properties ns3:font-name="StarSymbol"/>
      </ns2:list-level-style-bullet>
      <ns2:list-level-style-bullet ns3:num-suffix="." ns2:bullet-char="●" ns2:level="3" ns2:style-name="Bullet_20_Symbols">
        <ns3:list-level-properties ns2:min-label-width="0.635cm" ns2:space-before="1.905cm"/>
        <ns3:text-properties ns3:font-name="StarSymbol"/>
      </ns2:list-level-style-bullet>
      <ns2:list-level-style-bullet ns3:num-suffix="." ns2:bullet-char="●" ns2:level="4" ns2:style-name="Bullet_20_Symbols">
        <ns3:list-level-properties ns2:min-label-width="0.635cm" ns2:space-before="2.54cm"/>
        <ns3:text-properties ns3:font-name="StarSymbol"/>
      </ns2:list-level-style-bullet>
      <ns2:list-level-style-bullet ns3:num-suffix="." ns2:bullet-char="●" ns2:level="5" ns2:style-name="Bullet_20_Symbols">
        <ns3:list-level-properties ns2:min-label-width="0.635cm" ns2:space-before="3.175cm"/>
        <ns3:text-properties ns3:font-name="StarSymbol"/>
      </ns2:list-level-style-bullet>
      <ns2:list-level-style-bullet ns3:num-suffix="." ns2:bullet-char="●" ns2:level="6" ns2:style-name="Bullet_20_Symbols">
        <ns3:list-level-properties ns2:min-label-width="0.635cm" ns2:space-before="3.81cm"/>
        <ns3:text-properties ns3:font-name="StarSymbol"/>
      </ns2:list-level-style-bullet>
      <ns2:list-level-style-bullet ns3:num-suffix="." ns2:bullet-char="●" ns2:level="7" ns2:style-name="Bullet_20_Symbols">
        <ns3:list-level-properties ns2:min-label-width="0.635cm" ns2:space-before="4.445cm"/>
        <ns3:text-properties ns3:font-name="StarSymbol"/>
      </ns2:list-level-style-bullet>
      <ns2:list-level-style-bullet ns3:num-suffix="." ns2:bullet-char="●" ns2:level="8" ns2:style-name="Bullet_20_Symbols">
        <ns3:list-level-properties ns2:min-label-width="0.635cm" ns2:space-before="5.08cm"/>
        <ns3:text-properties ns3:font-name="StarSymbol"/>
      </ns2:list-level-style-bullet>
      <ns2:list-level-style-bullet ns3:num-suffix="." ns2:bullet-char="●" ns2:level="9" ns2:style-name="Bullet_20_Symbols">
        <ns3:list-level-properties ns2:min-label-width="0.635cm" ns2:space-before="5.715cm"/>
        <ns3:text-properties ns3:font-name="StarSymbol"/>
      </ns2:list-level-style-bullet>
      <ns2:list-level-style-bullet ns3:num-suffix="." ns2:bullet-char="●" ns2:level="10" ns2:style-name="Bullet_20_Symbols">
        <ns3:list-level-properties ns2:min-label-width="0.635cm" ns2:space-before="6.35cm"/>
        <ns3:text-properties ns3:font-name="StarSymbol"/>
      </ns2:list-level-style-bullet>
    </ns2:list-style>
    <ns2:list-style xmlns:ns2="urn:oasis:names:tc:opendocument:xmlns:text:1.0" xmlns:ns3="urn:oasis:names:tc:opendocument:xmlns:style:1.0" ns3:name="rststyle-blockquote-enumlist">
      <ns2:list-level-style-number ns3:num-format="1" ns3:num-suffix="." ns2:level="1">
        <ns3:list-level-properties ns2:min-label-width="0.635cm" ns2:space-before="0.635cm"/>
      </ns2:list-level-style-number>
      <ns2:list-level-style-number ns3:num-format="1" ns3:num-suffix="." ns2:level="2">
        <ns3:list-level-properties ns2:min-label-width="0.635cm" ns2:space-before="1.27cm"/>
      </ns2:list-level-style-number>
      <ns2:list-level-style-number ns3:num-format="1" ns3:num-suffix="." ns2:level="3">
        <ns3:list-level-properties ns2:min-label-width="0.635cm" ns2:space-before="1.905cm"/>
      </ns2:list-level-style-number>
      <ns2:list-level-style-number ns3:num-format="1" ns3:num-suffix="." ns2:level="4">
        <ns3:list-level-properties ns2:min-label-width="0.635cm" ns2:space-before="2.54cm"/>
      </ns2:list-level-style-number>
      <ns2:list-level-style-number ns3:num-format="1" ns3:num-suffix="." ns2:level="5">
        <ns3:list-level-properties ns2:min-label-width="0.635cm" ns2:space-before="3.175cm"/>
      </ns2:list-level-style-number>
      <ns2:list-level-style-number ns3:num-format="1" ns3:num-suffix="." ns2:level="6">
        <ns3:list-level-properties ns2:min-label-width="0.635cm" ns2:space-before="3.81cm"/>
      </ns2:list-level-style-number>
      <ns2:list-level-style-number ns3:num-format="1" ns3:num-suffix="." ns2:level="7">
        <ns3:list-level-properties ns2:min-label-width="0.635cm" ns2:space-before="4.445cm"/>
      </ns2:list-level-style-number>
      <ns2:list-level-style-number ns3:num-format="1" ns3:num-suffix="." ns2:level="8">
        <ns3:list-level-properties ns2:min-label-width="0.635cm" ns2:space-before="5.08cm"/>
      </ns2:list-level-style-number>
      <ns2:list-level-style-number ns3:num-format="1" ns3:num-suffix="." ns2:level="9">
        <ns3:list-level-properties ns2:min-label-width="0.635cm" ns2:space-before="5.715cm"/>
      </ns2:list-level-style-number>
      <ns2:list-level-style-number ns3:num-format="1" ns3:num-suffix="." ns2:level="10">
        <ns3:list-level-properties ns2:min-label-width="0.635cm" ns2:space-before="6.35cm"/>
      </ns2:list-level-style-number>
    </ns2:list-style>
    <ns2:list-style xmlns:ns2="urn:oasis:names:tc:opendocument:xmlns:text:1.0" xmlns:ns3="urn:oasis:names:tc:opendocument:xmlns:style:1.0" ns3:name="rststyle-highlights-bulletlist">
      <ns2:list-level-style-bullet ns3:num-suffix="." ns2:bullet-char="●" ns2:level="1" ns2:style-name="Bullet_20_Symbols">
        <ns3:list-level-properties ns2:min-label-width="0.635cm" ns2:space-before="0.635cm"/>
        <ns3:text-properties ns3:font-name="StarSymbol"/>
      </ns2:list-level-style-bullet>
      <ns2:list-level-style-bullet ns3:num-suffix="." ns2:bullet-char="●" ns2:level="2" ns2:style-name="Bullet_20_Symbols">
        <ns3:list-level-properties ns2:min-label-width="0.635cm" ns2:space-before="1.27cm"/>
        <ns3:text-properties ns3:font-name="StarSymbol"/>
      </ns2:list-level-style-bullet>
      <ns2:list-level-style-bullet ns3:num-suffix="." ns2:bullet-char="●" ns2:level="3" ns2:style-name="Bullet_20_Symbols">
        <ns3:list-level-properties ns2:min-label-width="0.635cm" ns2:space-before="1.905cm"/>
        <ns3:text-properties ns3:font-name="StarSymbol"/>
      </ns2:list-level-style-bullet>
      <ns2:list-level-style-bullet ns3:num-suffix="." ns2:bullet-char="●" ns2:level="4" ns2:style-name="Bullet_20_Symbols">
        <ns3:list-level-properties ns2:min-label-width="0.635cm" ns2:space-before="2.54cm"/>
        <ns3:text-properties ns3:font-name="StarSymbol"/>
      </ns2:list-level-style-bullet>
      <ns2:list-level-style-bullet ns3:num-suffix="." ns2:bullet-char="●" ns2:level="5" ns2:style-name="Bullet_20_Symbols">
        <ns3:list-level-properties ns2:min-label-width="0.635cm" ns2:space-before="3.175cm"/>
        <ns3:text-properties ns3:font-name="StarSymbol"/>
      </ns2:list-level-style-bullet>
      <ns2:list-level-style-bullet ns3:num-suffix="." ns2:bullet-char="●" ns2:level="6" ns2:style-name="Bullet_20_Symbols">
        <ns3:list-level-properties ns2:min-label-width="0.635cm" ns2:space-before="3.81cm"/>
        <ns3:text-properties ns3:font-name="StarSymbol"/>
      </ns2:list-level-style-bullet>
      <ns2:list-level-style-bullet ns3:num-suffix="." ns2:bullet-char="●" ns2:level="7" ns2:style-name="Bullet_20_Symbols">
        <ns3:list-level-properties ns2:min-label-width="0.635cm" ns2:space-before="4.445cm"/>
        <ns3:text-properties ns3:font-name="StarSymbol"/>
      </ns2:list-level-style-bullet>
      <ns2:list-level-style-bullet ns3:num-suffix="." ns2:bullet-char="●" ns2:level="8" ns2:style-name="Bullet_20_Symbols">
        <ns3:list-level-properties ns2:min-label-width="0.635cm" ns2:space-before="5.08cm"/>
        <ns3:text-properties ns3:font-name="StarSymbol"/>
      </ns2:list-level-style-bullet>
      <ns2:list-level-style-bullet ns3:num-suffix="." ns2:bullet-char="●" ns2:level="9" ns2:style-name="Bullet_20_Symbols">
        <ns3:list-level-properties ns2:min-label-width="0.635cm" ns2:space-before="5.715cm"/>
        <ns3:text-properties ns3:font-name="StarSymbol"/>
      </ns2:list-level-style-bullet>
      <ns2:list-level-style-bullet ns3:num-suffix="." ns2:bullet-char="●" ns2:level="10" ns2:style-name="Bullet_20_Symbols">
        <ns3:list-level-properties ns2:min-label-width="0.635cm" ns2:space-before="6.35cm"/>
        <ns3:text-properties ns3:font-name="StarSymbol"/>
      </ns2:list-level-style-bullet>
    </ns2:list-style>
    <ns2:list-style xmlns:ns2="urn:oasis:names:tc:opendocument:xmlns:text:1.0" xmlns:ns3="urn:oasis:names:tc:opendocument:xmlns:style:1.0" ns3:name="rststyle-highlights-enumlist">
      <ns2:list-level-style-number ns3:num-format="1" ns3:num-suffix="." ns2:level="1">
        <ns3:list-level-properties ns2:min-label-width="0.635cm" ns2:space-before="0.635cm"/>
      </ns2:list-level-style-number>
      <ns2:list-level-style-number ns3:num-format="1" ns3:num-suffix="." ns2:level="2">
        <ns3:list-level-properties ns2:min-label-width="0.635cm" ns2:space-before="1.27cm"/>
      </ns2:list-level-style-number>
      <ns2:list-level-style-number ns3:num-format="1" ns3:num-suffix="." ns2:level="3">
        <ns3:list-level-properties ns2:min-label-width="0.635cm" ns2:space-before="1.905cm"/>
      </ns2:list-level-style-number>
      <ns2:list-level-style-number ns3:num-format="1" ns3:num-suffix="." ns2:level="4">
        <ns3:list-level-properties ns2:min-label-width="0.635cm" ns2:space-before="2.54cm"/>
      </ns2:list-level-style-number>
      <ns2:list-level-style-number ns3:num-format="1" ns3:num-suffix="." ns2:level="5">
        <ns3:list-level-properties ns2:min-label-width="0.635cm" ns2:space-before="3.175cm"/>
      </ns2:list-level-style-number>
      <ns2:list-level-style-number ns3:num-format="1" ns3:num-suffix="." ns2:level="6">
        <ns3:list-level-properties ns2:min-label-width="0.635cm" ns2:space-before="3.81cm"/>
      </ns2:list-level-style-number>
      <ns2:list-level-style-number ns3:num-format="1" ns3:num-suffix="." ns2:level="7">
        <ns3:list-level-properties ns2:min-label-width="0.635cm" ns2:space-before="4.445cm"/>
      </ns2:list-level-style-number>
      <ns2:list-level-style-number ns3:num-format="1" ns3:num-suffix="." ns2:level="8">
        <ns3:list-level-properties ns2:min-label-width="0.635cm" ns2:space-before="5.08cm"/>
      </ns2:list-level-style-number>
      <ns2:list-level-style-number ns3:num-format="1" ns3:num-suffix="." ns2:level="9">
        <ns3:list-level-properties ns2:min-label-width="0.635cm" ns2:space-before="5.715cm"/>
      </ns2:list-level-style-number>
      <ns2:list-level-style-number ns3:num-format="1" ns3:num-suffix="." ns2:level="10">
        <ns3:list-level-properties ns2:min-label-width="0.635cm" ns2:space-before="6.35cm"/>
      </ns2:list-level-style-number>
    </ns2:list-style>
    <ns2:list-style xmlns:ns2="urn:oasis:names:tc:opendocument:xmlns:text:1.0" xmlns:ns3="urn:oasis:names:tc:opendocument:xmlns:style:1.0" ns3:name="rststyle-epigraph-bulletlist">
      <ns2:list-level-style-bullet ns3:num-suffix="." ns2:bullet-char="●" ns2:level="1" ns2:style-name="Bullet_20_Symbols">
        <ns3:list-level-properties ns2:min-label-width="0.635cm" ns2:space-before="0.635cm"/>
        <ns3:text-properties ns3:font-name="StarSymbol"/>
      </ns2:list-level-style-bullet>
      <ns2:list-level-style-bullet ns3:num-suffix="." ns2:bullet-char="●" ns2:level="2" ns2:style-name="Bullet_20_Symbols">
        <ns3:list-level-properties ns2:min-label-width="0.635cm" ns2:space-before="1.27cm"/>
        <ns3:text-properties ns3:font-name="StarSymbol"/>
      </ns2:list-level-style-bullet>
      <ns2:list-level-style-bullet ns3:num-suffix="." ns2:bullet-char="●" ns2:level="3" ns2:style-name="Bullet_20_Symbols">
        <ns3:list-level-properties ns2:min-label-width="0.635cm" ns2:space-before="1.905cm"/>
        <ns3:text-properties ns3:font-name="StarSymbol"/>
      </ns2:list-level-style-bullet>
      <ns2:list-level-style-bullet ns3:num-suffix="." ns2:bullet-char="●" ns2:level="4" ns2:style-name="Bullet_20_Symbols">
        <ns3:list-level-properties ns2:min-label-width="0.635cm" ns2:space-before="2.54cm"/>
        <ns3:text-properties ns3:font-name="StarSymbol"/>
      </ns2:list-level-style-bullet>
      <ns2:list-level-style-bullet ns3:num-suffix="." ns2:bullet-char="●" ns2:level="5" ns2:style-name="Bullet_20_Symbols">
        <ns3:list-level-properties ns2:min-label-width="0.635cm" ns2:space-before="3.175cm"/>
        <ns3:text-properties ns3:font-name="StarSymbol"/>
      </ns2:list-level-style-bullet>
      <ns2:list-level-style-bullet ns3:num-suffix="." ns2:bullet-char="●" ns2:level="6" ns2:style-name="Bullet_20_Symbols">
        <ns3:list-level-properties ns2:min-label-width="0.635cm" ns2:space-before="3.81cm"/>
        <ns3:text-properties ns3:font-name="StarSymbol"/>
      </ns2:list-level-style-bullet>
      <ns2:list-level-style-bullet ns3:num-suffix="." ns2:bullet-char="●" ns2:level="7" ns2:style-name="Bullet_20_Symbols">
        <ns3:list-level-properties ns2:min-label-width="0.635cm" ns2:space-before="4.445cm"/>
        <ns3:text-properties ns3:font-name="StarSymbol"/>
      </ns2:list-level-style-bullet>
      <ns2:list-level-style-bullet ns3:num-suffix="." ns2:bullet-char="●" ns2:level="8" ns2:style-name="Bullet_20_Symbols">
        <ns3:list-level-properties ns2:min-label-width="0.635cm" ns2:space-before="5.08cm"/>
        <ns3:text-properties ns3:font-name="StarSymbol"/>
      </ns2:list-level-style-bullet>
      <ns2:list-level-style-bullet ns3:num-suffix="." ns2:bullet-char="●" ns2:level="9" ns2:style-name="Bullet_20_Symbols">
        <ns3:list-level-properties ns2:min-label-width="0.635cm" ns2:space-before="5.715cm"/>
        <ns3:text-properties ns3:font-name="StarSymbol"/>
      </ns2:list-level-style-bullet>
      <ns2:list-level-style-bullet ns3:num-suffix="." ns2:bullet-char="●" ns2:level="10" ns2:style-name="Bullet_20_Symbols">
        <ns3:list-level-properties ns2:min-label-width="0.635cm" ns2:space-before="6.35cm"/>
        <ns3:text-properties ns3:font-name="StarSymbol"/>
      </ns2:list-level-style-bullet>
    </ns2:list-style>
    <ns2:list-style xmlns:ns2="urn:oasis:names:tc:opendocument:xmlns:text:1.0" xmlns:ns3="urn:oasis:names:tc:opendocument:xmlns:style:1.0" ns3:name="rststyle-epigraph-enumlist">
      <ns2:list-level-style-number ns3:num-format="1" ns3:num-suffix="." ns2:level="1">
        <ns3:list-level-properties ns2:min-label-width="0.635cm" ns2:space-before="0.635cm"/>
      </ns2:list-level-style-number>
      <ns2:list-level-style-number ns3:num-format="1" ns3:num-suffix="." ns2:level="2">
        <ns3:list-level-properties ns2:min-label-width="0.635cm" ns2:space-before="1.27cm"/>
      </ns2:list-level-style-number>
      <ns2:list-level-style-number ns3:num-format="1" ns3:num-suffix="." ns2:level="3">
        <ns3:list-level-properties ns2:min-label-width="0.635cm" ns2:space-before="1.905cm"/>
      </ns2:list-level-style-number>
      <ns2:list-level-style-number ns3:num-format="1" ns3:num-suffix="." ns2:level="4">
        <ns3:list-level-properties ns2:min-label-width="0.635cm" ns2:space-before="2.54cm"/>
      </ns2:list-level-style-number>
      <ns2:list-level-style-number ns3:num-format="1" ns3:num-suffix="." ns2:level="5">
        <ns3:list-level-properties ns2:min-label-width="0.635cm" ns2:space-before="3.175cm"/>
      </ns2:list-level-style-number>
      <ns2:list-level-style-number ns3:num-format="1" ns3:num-suffix="." ns2:level="6">
        <ns3:list-level-properties ns2:min-label-width="0.635cm" ns2:space-before="3.81cm"/>
      </ns2:list-level-style-number>
      <ns2:list-level-style-number ns3:num-format="1" ns3:num-suffix="." ns2:level="7">
        <ns3:list-level-properties ns2:min-label-width="0.635cm" ns2:space-before="4.445cm"/>
      </ns2:list-level-style-number>
      <ns2:list-level-style-number ns3:num-format="1" ns3:num-suffix="." ns2:level="8">
        <ns3:list-level-properties ns2:min-label-width="0.635cm" ns2:space-before="5.08cm"/>
      </ns2:list-level-style-number>
      <ns2:list-level-style-number ns3:num-format="1" ns3:num-suffix="." ns2:level="9">
        <ns3:list-level-properties ns2:min-label-width="0.635cm" ns2:space-before="5.715cm"/>
      </ns2:list-level-style-number>
      <ns2:list-level-style-number ns3:num-format="1" ns3:num-suffix="." ns2:level="10">
        <ns3:list-level-properties ns2:min-label-width="0.635cm" ns2:space-before="6.35cm"/>
      </ns2:list-level-style-number>
    </ns2:list-style>
    <ns2:list-style xmlns:ns2="urn:oasis:names:tc:opendocument:xmlns:text:1.0" xmlns:ns3="urn:oasis:names:tc:opendocument:xmlns:style:1.0" ns3:name="rststyle-enumlist-arabic">
      <ns2:list-level-style-number ns3:num-format="1" ns3:num-suffix="." ns2:level="1">
        <ns3:list-level-properties ns2:min-label-width="0.635cm" ns2:space-before="0.635cm"/>
      </ns2:list-level-style-number>
      <ns2:list-level-style-number ns3:num-format="1" ns3:num-suffix="." ns2:level="2">
        <ns3:list-level-properties ns2:min-label-width="0.635cm" ns2:space-before="1.27cm"/>
      </ns2:list-level-style-number>
      <ns2:list-level-style-number ns3:num-format="1" ns3:num-suffix="." ns2:level="3">
        <ns3:list-level-properties ns2:min-label-width="0.635cm" ns2:space-before="1.905cm"/>
      </ns2:list-level-style-number>
      <ns2:list-level-style-number ns3:num-format="1" ns3:num-suffix="." ns2:level="4">
        <ns3:list-level-properties ns2:min-label-width="0.635cm" ns2:space-before="2.54cm"/>
      </ns2:list-level-style-number>
      <ns2:list-level-style-number ns3:num-format="1" ns3:num-suffix="." ns2:level="5">
        <ns3:list-level-properties ns2:min-label-width="0.635cm" ns2:space-before="3.175cm"/>
      </ns2:list-level-style-number>
      <ns2:list-level-style-number ns3:num-format="1" ns3:num-suffix="." ns2:level="6">
        <ns3:list-level-properties ns2:min-label-width="0.635cm" ns2:space-before="3.81cm"/>
      </ns2:list-level-style-number>
      <ns2:list-level-style-number ns3:num-format="1" ns3:num-suffix="." ns2:level="7">
        <ns3:list-level-properties ns2:min-label-width="0.635cm" ns2:space-before="4.445cm"/>
      </ns2:list-level-style-number>
      <ns2:list-level-style-number ns3:num-format="1" ns3:num-suffix="." ns2:level="8">
        <ns3:list-level-properties ns2:min-label-width="0.635cm" ns2:space-before="5.08cm"/>
      </ns2:list-level-style-number>
      <ns2:list-level-style-number ns3:num-format="1" ns3:num-suffix="." ns2:level="9">
        <ns3:list-level-properties ns2:min-label-width="0.635cm" ns2:space-before="5.715cm"/>
      </ns2:list-level-style-number>
      <ns2:list-level-style-number ns3:num-format="1" ns3:num-suffix="." ns2:level="10">
        <ns3:list-level-properties ns2:min-label-width="0.635cm" ns2:space-before="6.35cm"/>
      </ns2:list-level-style-number>
    </ns2:list-style>
    <ns2:list-style xmlns:ns2="urn:oasis:names:tc:opendocument:xmlns:text:1.0" xmlns:ns3="urn:oasis:names:tc:opendocument:xmlns:style:1.0" ns3:name="rststyle-enumlist-loweralpha">
      <ns2:list-level-style-number ns3:num-format="a" ns3:num-suffix=")" ns2:level="1">
        <ns3:list-level-properties ns2:min-label-width="0.635cm" ns2:space-before="0.635cm"/>
      </ns2:list-level-style-number>
      <ns2:list-level-style-number ns3:num-format="a" ns3:num-suffix=")" ns2:level="2">
        <ns3:list-level-properties ns2:min-label-width="0.635cm" ns2:space-before="1.27cm"/>
      </ns2:list-level-style-number>
      <ns2:list-level-style-number ns3:num-format="a" ns3:num-suffix=")" ns2:level="3">
        <ns3:list-level-properties ns2:min-label-width="0.635cm" ns2:space-before="1.905cm"/>
      </ns2:list-level-style-number>
      <ns2:list-level-style-number ns3:num-format="a" ns3:num-suffix=")" ns2:level="4">
        <ns3:list-level-properties ns2:min-label-width="0.635cm" ns2:space-before="2.54cm"/>
      </ns2:list-level-style-number>
      <ns2:list-level-style-number ns3:num-format="a" ns3:num-suffix=")" ns2:level="5">
        <ns3:list-level-properties ns2:min-label-width="0.635cm" ns2:space-before="3.175cm"/>
      </ns2:list-level-style-number>
      <ns2:list-level-style-number ns3:num-format="a" ns3:num-suffix=")" ns2:level="6">
        <ns3:list-level-properties ns2:min-label-width="0.635cm" ns2:space-before="3.81cm"/>
      </ns2:list-level-style-number>
      <ns2:list-level-style-number ns3:num-format="a" ns3:num-suffix=")" ns2:level="7">
        <ns3:list-level-properties ns2:min-label-width="0.635cm" ns2:space-before="4.445cm"/>
      </ns2:list-level-style-number>
      <ns2:list-level-style-number ns3:num-format="a" ns3:num-suffix=")" ns2:level="8">
        <ns3:list-level-properties ns2:min-label-width="0.635cm" ns2:space-before="5.08cm"/>
      </ns2:list-level-style-number>
      <ns2:list-level-style-number ns3:num-format="a" ns3:num-suffix=")" ns2:level="9">
        <ns3:list-level-properties ns2:min-label-width="0.635cm" ns2:space-before="5.715cm"/>
      </ns2:list-level-style-number>
      <ns2:list-level-style-number ns3:num-format="a" ns3:num-suffix=")" ns2:level="10">
        <ns3:list-level-properties ns2:min-label-width="0.635cm" ns2:space-before="6.35cm"/>
      </ns2:list-level-style-number>
    </ns2:list-style>
    <ns2:list-style xmlns:ns2="urn:oasis:names:tc:opendocument:xmlns:text:1.0" xmlns:ns3="urn:oasis:names:tc:opendocument:xmlns:style:1.0" ns3:name="rststyle-enumlist-lowerroman">
      <ns2:list-level-style-number ns3:num-format="i" ns3:num-suffix="." ns2:level="1">
        <ns3:list-level-properties ns2:min-label-width="0.635cm" ns2:space-before="0.635cm"/>
      </ns2:list-level-style-number>
      <ns2:list-level-style-number ns3:num-format="i" ns3:num-suffix="." ns2:level="2">
        <ns3:list-level-properties ns2:min-label-width="0.635cm" ns2:space-before="1.27cm"/>
      </ns2:list-level-style-number>
      <ns2:list-level-style-number ns3:num-format="i" ns3:num-suffix="." ns2:level="3">
        <ns3:list-level-properties ns2:min-label-width="0.635cm" ns2:space-before="1.905cm"/>
      </ns2:list-level-style-number>
      <ns2:list-level-style-number ns3:num-format="i" ns3:num-suffix="." ns2:level="4">
        <ns3:list-level-properties ns2:min-label-width="0.635cm" ns2:space-before="2.54cm"/>
      </ns2:list-level-style-number>
      <ns2:list-level-style-number ns3:num-format="i" ns3:num-suffix="." ns2:level="5">
        <ns3:list-level-properties ns2:min-label-width="0.635cm" ns2:space-before="3.175cm"/>
      </ns2:list-level-style-number>
      <ns2:list-level-style-number ns3:num-format="i" ns3:num-suffix="." ns2:level="6">
        <ns3:list-level-properties ns2:min-label-width="0.635cm" ns2:space-before="3.81cm"/>
      </ns2:list-level-style-number>
      <ns2:list-level-style-number ns3:num-format="i" ns3:num-suffix="." ns2:level="7">
        <ns3:list-level-properties ns2:min-label-width="0.635cm" ns2:space-before="4.445cm"/>
      </ns2:list-level-style-number>
      <ns2:list-level-style-number ns3:num-format="i" ns3:num-suffix="." ns2:level="8">
        <ns3:list-level-properties ns2:min-label-width="0.635cm" ns2:space-before="5.08cm"/>
      </ns2:list-level-style-number>
      <ns2:list-level-style-number ns3:num-format="i" ns3:num-suffix="." ns2:level="9">
        <ns3:list-level-properties ns2:min-label-width="0.635cm" ns2:space-before="5.715cm"/>
      </ns2:list-level-style-number>
      <ns2:list-level-style-number ns3:num-format="i" ns3:num-suffix="." ns2:level="10">
        <ns3:list-level-properties ns2:min-label-width="0.635cm" ns2:space-before="6.35cm"/>
      </ns2:list-level-style-number>
    </ns2:list-style>
    <ns2:list-style xmlns:ns2="urn:oasis:names:tc:opendocument:xmlns:text:1.0" xmlns:ns3="urn:oasis:names:tc:opendocument:xmlns:style:1.0" ns3:name="rststyle-enumlist-upperalpha">
      <ns2:list-level-style-number ns3:num-format="A" ns3:num-suffix=")" ns2:level="1">
        <ns3:list-level-properties ns2:min-label-width="0.635cm" ns2:space-before="0.635cm"/>
      </ns2:list-level-style-number>
      <ns2:list-level-style-number ns3:num-format="A" ns3:num-suffix=")" ns2:level="2">
        <ns3:list-level-properties ns2:min-label-width="0.635cm" ns2:space-before="1.27cm"/>
      </ns2:list-level-style-number>
      <ns2:list-level-style-number ns3:num-format="A" ns3:num-suffix=")" ns2:level="3">
        <ns3:list-level-properties ns2:min-label-width="0.635cm" ns2:space-before="1.905cm"/>
      </ns2:list-level-style-number>
      <ns2:list-level-style-number ns3:num-format="A" ns3:num-suffix=")" ns2:level="4">
        <ns3:list-level-properties ns2:min-label-width="0.635cm" ns2:space-before="2.54cm"/>
      </ns2:list-level-style-number>
      <ns2:list-level-style-number ns3:num-format="A" ns3:num-suffix=")" ns2:level="5">
        <ns3:list-level-properties ns2:min-label-width="0.635cm" ns2:space-before="3.175cm"/>
      </ns2:list-level-style-number>
      <ns2:list-level-style-number ns3:num-format="A" ns3:num-suffix=")" ns2:level="6">
        <ns3:list-level-properties ns2:min-label-width="0.635cm" ns2:space-before="3.81cm"/>
      </ns2:list-level-style-number>
      <ns2:list-level-style-number ns3:num-format="A" ns3:num-suffix=")" ns2:level="7">
        <ns3:list-level-properties ns2:min-label-width="0.635cm" ns2:space-before="4.445cm"/>
      </ns2:list-level-style-number>
      <ns2:list-level-style-number ns3:num-format="A" ns3:num-suffix=")" ns2:level="8">
        <ns3:list-level-properties ns2:min-label-width="0.635cm" ns2:space-before="5.08cm"/>
      </ns2:list-level-style-number>
      <ns2:list-level-style-number ns3:num-format="A" ns3:num-suffix=")" ns2:level="9">
        <ns3:list-level-properties ns2:min-label-width="0.635cm" ns2:space-before="5.715cm"/>
      </ns2:list-level-style-number>
      <ns2:list-level-style-number ns3:num-format="A" ns3:num-suffix=")" ns2:level="10">
        <ns3:list-level-properties ns2:min-label-width="0.635cm" ns2:space-before="6.35cm"/>
      </ns2:list-level-style-number>
    </ns2:list-style>
    <ns2:list-style xmlns:ns2="urn:oasis:names:tc:opendocument:xmlns:text:1.0" xmlns:ns3="urn:oasis:names:tc:opendocument:xmlns:style:1.0" ns3:name="rststyle-enumlist-upperroman">
      <ns2:list-level-style-number ns3:num-format="I" ns3:num-suffix="." ns2:level="1">
        <ns3:list-level-properties ns2:min-label-width="0.635cm" ns2:space-before="0.635cm"/>
      </ns2:list-level-style-number>
      <ns2:list-level-style-number ns3:num-format="I" ns3:num-suffix="." ns2:level="2">
        <ns3:list-level-properties ns2:min-label-width="0.635cm" ns2:space-before="1.27cm"/>
      </ns2:list-level-style-number>
      <ns2:list-level-style-number ns3:num-format="I" ns3:num-suffix="." ns2:level="3">
        <ns3:list-level-properties ns2:min-label-width="0.635cm" ns2:space-before="1.905cm"/>
      </ns2:list-level-style-number>
      <ns2:list-level-style-number ns3:num-format="I" ns3:num-suffix="." ns2:level="4">
        <ns3:list-level-properties ns2:min-label-width="0.635cm" ns2:space-before="2.54cm"/>
      </ns2:list-level-style-number>
      <ns2:list-level-style-number ns3:num-format="I" ns3:num-suffix="." ns2:level="5">
        <ns3:list-level-properties ns2:min-label-width="0.635cm" ns2:space-before="3.175cm"/>
      </ns2:list-level-style-number>
      <ns2:list-level-style-number ns3:num-format="I" ns3:num-suffix="." ns2:level="6">
        <ns3:list-level-properties ns2:min-label-width="0.635cm" ns2:space-before="3.81cm"/>
      </ns2:list-level-style-number>
      <ns2:list-level-style-number ns3:num-format="I" ns3:num-suffix="." ns2:level="7">
        <ns3:list-level-properties ns2:min-label-width="0.635cm" ns2:space-before="4.445cm"/>
      </ns2:list-level-style-number>
      <ns2:list-level-style-number ns3:num-format="I" ns3:num-suffix="." ns2:level="8">
        <ns3:list-level-properties ns2:min-label-width="0.635cm" ns2:space-before="5.08cm"/>
      </ns2:list-level-style-number>
      <ns2:list-level-style-number ns3:num-format="I" ns3:num-suffix="." ns2:level="9">
        <ns3:list-level-properties ns2:min-label-width="0.635cm" ns2:space-before="5.715cm"/>
      </ns2:list-level-style-number>
      <ns2:list-level-style-number ns3:num-format="I" ns3:num-suffix="." ns2:level="10">
        <ns3:list-level-properties ns2:min-label-width="0.635cm" ns2:space-before="6.35cm"/>
      </ns2:list-level-style-number>
    </ns2:list-style>
    <ns2:notes-configuration xmlns:ns2="urn:oasis:names:tc:opendocument:xmlns:text:1.0" xmlns:ns3="urn:oasis:names:tc:opendocument:xmlns:style:1.0" ns3:num-format="1" ns2:footnotes-position="page" ns2:note-class="footnote" ns2:start-numbering-at="document" ns2:start-value="0"/>
    <ns2:notes-configuration xmlns:ns2="urn:oasis:names:tc:opendocument:xmlns:text:1.0" xmlns:ns3="urn:oasis:names:tc:opendocument:xmlns:style:1.0" ns3:num-format="i" ns2:note-class="endnote" ns2:start-value="0"/>
    <ns2:linenumbering-configuration xmlns:ns2="urn:oasis:names:tc:opendocument:xmlns:text:1.0" xmlns:ns3="urn:oasis:names:tc:opendocument:xmlns:style:1.0" ns3:num-format="1" ns2:increment="5" ns2:number-lines="false" ns2:number-position="left" ns2:offset="0.499cm"/>
  </ns0:styles>
  <ns0:automatic-styles>
    <ns2:page-layout xmlns:ns2="urn:oasis:names:tc:opendocument:xmlns:style:1.0" ns2:name="Mpm1">
      <ns2:page-layout-properties xmlns:ns3="urn:oasis:names:tc:opendocument:xmlns:xsl-fo-compatible:1.0" ns2:footnote-max-height="0cm" ns2:num-format="1" ns2:print-orientation="portrait" ns2:writing-mode="lr-tb" ns3:margin-bottom="1.499cm" ns3:margin-left="1.499cm" ns3:margin-right="1.499cm" ns3:margin-top="1.499cm" ns3:page-height="29.7cm" ns3:page-width="21.001cm">
        <ns2:footnote-sep ns2:adjustment="left" ns2:color="#000000" ns2:distance-after-sep="0.101cm" ns2:distance-before-sep="0.101cm" ns2:rel-width="25%" ns2:width="0.018cm"/>
      </ns2:page-layout-properties>
      <ns2:header-style/>
      <ns2:footer-style/>
    </ns2:page-layout>
  </ns0:automatic-styles>
  <ns0:master-styles>
    <ns2:master-page xmlns:ns2="urn:oasis:names:tc:opendocument:xmlns:style:1.0" ns2:name="Standard" ns2:page-layout-name="Mpm1"/>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
    <meta:creation-date>2011-11-22T23:31:24</meta:creation-date>
    <dc:creator/>
    <dc:date>2011-11-22T23:31:24</dc:date>
    <dc:language>en-US</dc:language>
    <meta:editing-cycles>1</meta:editing-cycles>
    <meta:editing-duration>PT00M01S</meta:editing-duration>
    <dc:title>LibreOffice+JODConverterを使って、reSTからPDFを作ってみる。</dc:title>
  </office:meta>
</office:document-meta>
</file>